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gency FB" svg:font-family="'Agency FB'"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style:text-properties officeooo:paragraph-rsid="001d15fc"/>
    </style:style>
    <style:style style:name="P2" style:family="paragraph" style:parent-style-name="Text_20_body" style:list-style-name="L1">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officeooo:paragraph-rsid="001d15fc"/>
    </style:style>
    <style:style style:name="P3" style:family="paragraph" style:parent-style-name="Text_20_body" style:list-style-name="L1">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officeooo:paragraph-rsid="001d2b31"/>
    </style:style>
    <style:style style:name="P4" style:family="paragraph" style:parent-style-name="Text_20_body">
      <style:paragraph-properties fo:line-height="150%"/>
      <style:text-properties officeooo:paragraph-rsid="001e18a1"/>
    </style:style>
    <style:style style:name="P5" style:family="paragraph" style:parent-style-name="Standard">
      <style:paragraph-properties fo:line-height="150%"/>
    </style:style>
    <style:style style:name="P6" style:family="paragraph" style:parent-style-name="Standard">
      <style:paragraph-properties style:line-height-at-least="0.503cm"/>
      <style:text-properties fo:color="#cccccc" loext:opacity="100%" style:font-name="Consolas" fo:font-size="10.5pt" fo:font-weight="normal" fo:background-color="#1f1f1f"/>
    </style:style>
    <style:style style:name="P7" style:family="paragraph" style:parent-style-name="Text_20_body">
      <style:paragraph-properties fo:line-height="150%"/>
      <style:text-properties officeooo:paragraph-rsid="0021ec4b"/>
    </style:style>
    <style:style style:name="P8" style:family="paragraph" style:parent-style-name="Text_20_body">
      <style:paragraph-properties fo:line-height="150%"/>
      <style:text-properties officeooo:paragraph-rsid="00244852"/>
    </style:style>
    <style:style style:name="P9" style:family="paragraph" style:parent-style-name="Text_20_body">
      <style:paragraph-properties fo:line-height="150%"/>
      <style:text-properties officeooo:paragraph-rsid="0024506c"/>
    </style:style>
    <style:style style:name="P10" style:family="paragraph" style:parent-style-name="Text_20_body">
      <style:paragraph-properties fo:line-height="150%"/>
      <style:text-properties officeooo:paragraph-rsid="0024837a"/>
    </style:style>
    <style:style style:name="P11" style:family="paragraph" style:parent-style-name="Text_20_body">
      <style:paragraph-properties fo:line-height="150%"/>
      <style:text-properties officeooo:paragraph-rsid="00259cab"/>
    </style:style>
    <style:style style:name="P12" style:family="paragraph" style:parent-style-name="Standard">
      <style:paragraph-properties fo:line-height="150%"/>
      <style:text-properties style:font-name="Times New Roman" fo:font-size="14pt" fo:language="en" fo:country="US" officeooo:rsid="00259cab" officeooo:paragraph-rsid="00259cab" style:font-size-asian="14pt" style:font-size-complex="14pt"/>
    </style:style>
    <style:style style:name="P13" style:family="paragraph" style:parent-style-name="Standard">
      <style:paragraph-properties fo:line-height="150%"/>
      <style:text-properties fo:color="#000000" loext:opacity="100%" style:font-name="Courier New" fo:font-size="14pt" fo:language="ru" fo:country="RU" fo:font-weight="normal" officeooo:rsid="0026ee75" officeooo:paragraph-rsid="0026ee75" fo:background-color="#ffffff" style:font-size-asian="14pt" style:font-size-complex="14pt"/>
    </style:style>
    <style:style style:name="P14" style:family="paragraph" style:parent-style-name="Standard">
      <style:paragraph-properties fo:margin-left="0cm" fo:margin-right="0cm" style:line-height-at-least="0.503cm" fo:text-indent="0cm" style:auto-text-indent="false"/>
      <style:text-properties fo:color="#000000" loext:opacity="100%" style:font-name="Courier New" fo:font-size="14pt" fo:background-color="#ffffff" style:font-size-asian="14pt" style:font-size-complex="14pt"/>
    </style:style>
    <style:style style:name="P15" style:family="paragraph" style:parent-style-name="Standard">
      <style:paragraph-properties fo:margin-left="0cm" fo:margin-right="0cm" style:line-height-at-least="0.503cm" fo:text-indent="0cm" style:auto-text-indent="false"/>
      <style:text-properties fo:color="#000000" loext:opacity="100%" style:font-name="Courier New" fo:font-size="14pt" fo:font-weight="normal" fo:background-color="#ffffff" style:font-size-asian="14pt" style:font-size-complex="14pt"/>
    </style:style>
    <style:style style:name="P16" style:family="paragraph" style:parent-style-name="Standard">
      <style:paragraph-properties fo:line-height="150%"/>
      <style:text-properties fo:color="#000000" loext:opacity="100%" style:font-name="Courier New" fo:font-size="14pt" fo:language="ru" fo:country="RU" officeooo:rsid="0026ee75" officeooo:paragraph-rsid="0026ee75" fo:background-color="#ffffff" style:font-size-asian="14pt" style:font-size-complex="14pt"/>
    </style:style>
    <style:style style:name="P17" style:family="paragraph" style:parent-style-name="Standard">
      <style:paragraph-properties fo:line-height="150%"/>
      <style:text-properties fo:color="#000000" loext:opacity="100%" style:font-name="Consolas" fo:font-size="10.5pt" fo:language="ru" fo:country="RU" fo:font-weight="normal" officeooo:rsid="00293db1" officeooo:paragraph-rsid="00293db1" fo:background-color="#ffffff" style:font-size-asian="14pt" style:font-size-complex="14pt"/>
    </style:style>
    <style:style style:name="P18" style:family="paragraph" style:parent-style-name="Standard">
      <style:paragraph-properties fo:line-height="150%"/>
      <style:text-properties fo:color="#000000" loext:opacity="100%" style:font-name="Courier New" fo:font-size="14pt" fo:language="ru" fo:country="RU" officeooo:rsid="00293db1" officeooo:paragraph-rsid="00293db1" fo:background-color="#ffffff" style:font-size-asian="14pt" style:font-size-complex="14pt"/>
    </style:style>
    <style:style style:name="P19" style:family="paragraph" style:parent-style-name="Standard">
      <style:paragraph-properties fo:line-height="150%"/>
      <style:text-properties officeooo:paragraph-rsid="00293db1"/>
    </style:style>
    <style:style style:name="P20" style:family="paragraph" style:parent-style-name="Standard">
      <style:paragraph-properties fo:line-height="150%"/>
      <style:text-properties fo:color="#000000" loext:opacity="100%" style:font-name="Courier New" fo:font-size="14pt" fo:language="ru" fo:country="RU" fo:font-weight="normal" officeooo:rsid="002aab6d" officeooo:paragraph-rsid="002aab6d" fo:background-color="#ffffff" style:font-size-asian="14pt" style:font-weight-asian="normal" style:font-size-complex="14pt" style:font-weight-complex="normal"/>
    </style:style>
    <style:style style:name="P21" style:family="paragraph" style:parent-style-name="Standard">
      <style:paragraph-properties fo:line-height="150%"/>
      <style:text-properties fo:language="ru" fo:country="RU" officeooo:rsid="002aab6d" officeooo:paragraph-rsid="002aab6d"/>
    </style:style>
    <style:style style:name="P22" style:family="paragraph" style:parent-style-name="Standard">
      <style:paragraph-properties fo:line-height="150%"/>
      <style:text-properties fo:color="#000000" loext:opacity="100%" style:font-name="Courier New" fo:font-size="14pt" fo:language="ru" fo:country="RU" fo:font-weight="normal" officeooo:rsid="002b81b4" officeooo:paragraph-rsid="002b81b4" fo:background-color="#ffffff" style:font-size-asian="14pt" style:font-weight-asian="normal" style:font-size-complex="14pt" style:font-weight-complex="normal"/>
    </style:style>
    <style:style style:name="P23" style:family="paragraph" style:parent-style-name="Standard">
      <style:paragraph-properties fo:line-height="150%"/>
      <style:text-properties officeooo:paragraph-rsid="00303bb3"/>
    </style:style>
    <style:style style:name="P24" style:family="paragraph" style:parent-style-name="Standard">
      <style:paragraph-properties fo:line-height="150%"/>
      <style:text-properties fo:color="#000000" loext:opacity="100%" style:font-name="Times New Roman" fo:font-size="14pt" fo:language="ru" fo:country="RU" fo:font-weight="normal" officeooo:rsid="0031560e" officeooo:paragraph-rsid="00303bb3" fo:background-color="#ffffff" style:font-size-asian="14pt" style:font-weight-asian="normal" style:font-size-complex="14pt" style:font-weight-complex="normal"/>
    </style:style>
    <style:style style:name="P25" style:family="paragraph" style:parent-style-name="Standard">
      <style:paragraph-properties fo:line-height="150%"/>
      <style:text-properties fo:color="#000000" loext:opacity="100%" style:font-name="Times New Roman" fo:font-size="14pt" fo:language="en" fo:country="US" fo:font-weight="normal" officeooo:rsid="00331dbd" officeooo:paragraph-rsid="0034fd36" fo:background-color="#ffffff" style:font-size-asian="14pt" style:font-weight-asian="normal" style:font-size-complex="14pt" style:font-weight-complex="normal"/>
    </style:style>
    <style:style style:name="P26" style:family="paragraph" style:parent-style-name="Standard">
      <style:paragraph-properties fo:line-height="150%"/>
      <style:text-properties fo:color="#000000" loext:opacity="100%" style:font-name="Times New Roman" fo:font-size="14pt" fo:language="en" fo:country="US" fo:font-weight="normal" officeooo:rsid="00331dbd" officeooo:paragraph-rsid="00331dbd" fo:background-color="#ffffff" style:font-size-asian="14pt" style:font-weight-asian="normal" style:font-size-complex="14pt" style:font-weight-complex="normal"/>
    </style:style>
    <style:style style:name="P27" style:family="paragraph" style:parent-style-name="Standard">
      <style:paragraph-properties fo:line-height="150%"/>
      <style:text-properties fo:color="#000000" loext:opacity="100%" style:font-name="Times New Roman" fo:font-size="14pt" fo:language="en" fo:country="US" fo:font-weight="normal" officeooo:rsid="00331dbd" officeooo:paragraph-rsid="0034f1f0" fo:background-color="#ffffff" style:font-size-asian="14pt" style:font-weight-asian="normal" style:font-size-complex="14pt" style:font-weight-complex="normal"/>
    </style:style>
    <style:style style:name="P28" style:family="paragraph" style:parent-style-name="Standard">
      <style:paragraph-properties fo:line-height="150%"/>
      <style:text-properties fo:color="#000000" loext:opacity="100%" style:font-name="Times New Roman" fo:font-size="14pt" fo:language="ru" fo:country="RU" fo:font-weight="normal" officeooo:rsid="0034f1f0" officeooo:paragraph-rsid="0034f1f0" fo:background-color="#ffffff" style:font-size-asian="14pt" style:font-weight-asian="normal" style:font-size-complex="14pt" style:font-weight-complex="normal"/>
    </style:style>
    <style:style style:name="P29" style:family="paragraph" style:parent-style-name="Standard">
      <style:paragraph-properties fo:line-height="150%"/>
      <style:text-properties fo:color="#000000" loext:opacity="100%" style:font-name="Times New Roman" fo:font-size="14pt" fo:language="ru" fo:country="RU" fo:font-weight="normal" officeooo:rsid="0034f1f0" officeooo:paragraph-rsid="0034fd36" fo:background-color="#ffffff" style:font-size-asian="14pt" style:font-weight-asian="normal" style:font-size-complex="14pt" style:font-weight-complex="normal"/>
    </style:style>
    <style:style style:name="P30" style:family="paragraph" style:parent-style-name="Standard">
      <style:paragraph-properties fo:line-height="150%"/>
      <style:text-properties fo:color="#500050" loext:opacity="100%" style:font-name="Times New Roman" fo:font-size="14pt" fo:language="ru" fo:country="RU" fo:font-weight="normal" officeooo:rsid="0034f1f0" officeooo:paragraph-rsid="0034fd36" fo:background-color="#ffffff" style:font-size-asian="14pt" style:font-weight-asian="normal" style:font-size-complex="14pt" style:font-weight-complex="normal"/>
    </style:style>
    <style:style style:name="P31" style:family="paragraph" style:parent-style-name="Standard">
      <style:text-properties fo:font-size="18pt" style:font-size-asian="18pt" style:font-size-complex="18pt"/>
    </style:style>
    <style:style style:name="P32" style:family="paragraph" style:parent-style-name="Standard">
      <style:paragraph-properties fo:line-height="150%"/>
      <style:text-properties fo:color="#000000" loext:opacity="100%" style:font-name="Consolas" fo:font-size="14pt" fo:language="ru" fo:country="RU" fo:font-weight="normal" officeooo:rsid="0034f1f0" officeooo:paragraph-rsid="0034fd36" fo:background-color="#ffffff" style:font-size-asian="14pt" style:font-weight-asian="normal" style:font-size-complex="14pt" style:font-weight-complex="normal"/>
    </style:style>
    <style:style style:name="P33" style:family="paragraph" style:parent-style-name="Standard">
      <style:paragraph-properties style:line-height-at-least="0.503cm"/>
      <style:text-properties fo:color="#000000" loext:opacity="100%" style:font-name="Consolas" fo:font-size="14pt" fo:font-weight="normal" fo:background-color="#ffffff" style:font-size-asian="14pt" style:font-size-complex="14pt"/>
    </style:style>
    <style:style style:name="P34" style:family="paragraph" style:parent-style-name="Standard">
      <style:paragraph-properties fo:line-height="150%"/>
      <style:text-properties style:font-name="Times New Roman" fo:font-size="14pt" officeooo:paragraph-rsid="0034fd36" style:font-size-asian="14pt" style:font-size-complex="14pt"/>
    </style:style>
    <style:style style:name="P35" style:family="paragraph" style:parent-style-name="Standard">
      <style:paragraph-properties fo:line-height="150%"/>
      <style:text-properties style:font-name="Times New Roman" fo:font-size="14pt" officeooo:rsid="0038a2c8" officeooo:paragraph-rsid="0038a2c8" style:font-size-asian="14pt" style:font-size-complex="14pt"/>
    </style:style>
    <style:style style:name="P36" style:family="paragraph" style:parent-style-name="Standard">
      <style:paragraph-properties fo:line-height="150%"/>
      <style:text-properties officeooo:paragraph-rsid="0039a6d6"/>
    </style:style>
    <style:style style:name="P37" style:family="paragraph" style:parent-style-name="Text_20_body">
      <style:paragraph-properties fo:line-height="150%" fo:break-before="page"/>
      <style:text-properties fo:font-variant="normal" fo:text-transform="none" fo:color="#8b8b8b" loext:opacity="100%" style:font-name="Times New Roman" fo:font-size="14pt" fo:letter-spacing="normal" fo:font-style="normal" fo:font-weight="normal" officeooo:paragraph-rsid="0039a6d6" style:font-size-asian="14pt" style:font-size-complex="14pt"/>
    </style:style>
    <style:style style:name="P38" style:family="paragraph" style:parent-style-name="Horizontal_20_Line">
      <style:paragraph-properties fo:margin-top="0cm" fo:margin-bottom="0.247cm" style:contextual-spacing="false" fo:line-height="150%"/>
      <style:text-properties fo:color="#8b8b8b" loext:opacity="100%" style:font-name="Times New Roman" fo:font-size="14pt" style:font-size-asian="14pt" style:font-size-complex="14pt"/>
    </style:style>
    <style:style style:name="P39" style:family="paragraph" style:parent-style-name="Text_20_body">
      <style:paragraph-properties fo:margin-left="0cm" fo:margin-right="0cm" fo:line-height="150%" fo:text-align="start" style:justify-single-word="false" fo:orphans="2" fo:widows="2" fo:text-indent="0cm" style:auto-text-indent="false"/>
      <style:text-properties fo:color="#8b8b8b" loext:opacity="100%" style:font-name="Agency FB" fo:font-size="14pt" style:font-size-asian="14pt" style:font-size-complex="14pt"/>
    </style:style>
    <style:style style:name="P40" style:family="paragraph" style:parent-style-name="Text_20_body">
      <style:paragraph-properties fo:margin-left="0cm" fo:margin-right="0cm" fo:margin-top="0cm" fo:margin-bottom="0cm" style:contextual-spacing="false" style:line-height-at-least="0.688cm" fo:orphans="2" fo:widows="2" fo:text-indent="0cm" style:auto-text-indent="false"/>
      <style:text-properties fo:font-variant="normal" fo:text-transform="none" fo:color="#8b8b8b" loext:opacity="100%" style:font-name="Agency FB" fo:font-size="14pt" fo:letter-spacing="normal" fo:font-style="normal" fo:font-weight="normal" style:font-size-asian="14pt" style:font-size-complex="14pt" loext:padding="0cm" loext:border="none"/>
    </style:style>
    <style:style style:name="P41" style:family="paragraph" style:parent-style-name="Text_20_body">
      <style:paragraph-properties fo:margin-left="0cm" fo:margin-right="0cm" fo:margin-top="0cm" fo:margin-bottom="0.344cm" style:contextual-spacing="false" style:line-height-at-least="0.741cm" fo:orphans="2" fo:widows="2" fo:text-indent="0cm" style:auto-text-indent="false"/>
      <style:text-properties fo:font-size="14pt" style:font-size-asian="14pt" style:font-size-complex="14pt"/>
    </style:style>
    <style:style style:name="P42" style:family="paragraph" style:parent-style-name="Heading_20_3">
      <style:paragraph-properties fo:margin-left="0cm" fo:margin-right="0cm" fo:margin-top="0.476cm" fo:margin-bottom="0.344cm" style:contextual-spacing="false" fo:line-height="150%" fo:orphans="2" fo:widows="2" fo:text-indent="0cm" style:auto-text-indent="false"/>
    </style:style>
    <style:style style:name="P43" style:family="paragraph" style:parent-style-name="Text_20_body" style:list-style-name="L2">
      <style:paragraph-properties fo:margin-left="0cm" fo:margin-right="0cm" fo:margin-top="0cm" fo:margin-bottom="0cm" style:contextual-spacing="false" style:line-height-at-least="0.741cm" fo:orphans="2" fo:widows="2" fo:text-indent="0cm" style:auto-text-indent="false" fo:padding="0cm" fo:border="none"/>
      <style:text-properties fo:font-size="14pt" style:font-size-asian="14pt" style:font-size-complex="14pt"/>
    </style:style>
    <style:style style:name="P44" style:family="paragraph" style:parent-style-name="Text_20_body" style:list-style-name="L2">
      <style:paragraph-properties fo:margin-left="0cm" fo:margin-right="0cm" fo:margin-top="0cm" fo:margin-bottom="0.106cm" style:contextual-spacing="false" style:line-height-at-least="0.741cm" fo:orphans="2" fo:widows="2" fo:text-indent="0cm" style:auto-text-indent="false" fo:padding="0cm" fo:border="none"/>
      <style:text-properties fo:font-size="14pt" style:font-size-asian="14pt" style:font-size-complex="14pt"/>
    </style:style>
    <style:style style:name="P45" style:family="paragraph" style:parent-style-name="Text_20_body" style:list-style-name="L2">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Agency FB" fo:font-size="14pt" fo:letter-spacing="normal" fo:font-style="normal" fo:font-weight="normal" fo:background-color="#ffffff" style:font-size-asian="14pt" style:font-size-complex="14pt" loext:padding="0cm" loext:border="none"/>
    </style:style>
    <style:style style:name="P46" style:family="paragraph" style:parent-style-name="Text_20_body" style:list-style-name="L2">
      <style:paragraph-properties fo:margin-left="0cm" fo:margin-right="0.106cm" fo:margin-top="0.106cm" fo:margin-bottom="0cm" style:contextual-spacing="false" style:line-height-at-least="0.318cm" fo:orphans="2" fo:widows="2" fo:text-indent="0cm" style:auto-text-indent="false" fo:padding="0cm" fo:border="none"/>
      <style:text-properties fo:font-variant="normal" fo:text-transform="none" fo:color="#494949" loext:opacity="100%" style:font-name="Agency FB" fo:font-size="14pt" fo:letter-spacing="normal" fo:font-style="normal" fo:font-weight="normal" fo:background-color="#ffffff" style:font-size-asian="14pt" style:font-size-complex="14pt" loext:padding="0cm" loext:border="none"/>
    </style:style>
    <style:style style:name="P47" style:family="paragraph" style:parent-style-name="Preformatted_20_Text"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404040" loext:opacity="100%" style:font-name="Agency FB" fo:font-size="14pt" fo:letter-spacing="normal" fo:font-style="normal" fo:font-weight="normal" style:font-size-asian="14pt" style:font-size-complex="14pt" loext:padding="0cm" loext:border="none"/>
    </style:style>
    <style:style style:name="P48" style:family="paragraph" style:parent-style-name="Horizontal_20_Line">
      <style:paragraph-properties fo:margin-top="0cm" fo:margin-bottom="0cm" style:contextual-spacing="false" fo:line-height="150%" fo:orphans="2" fo:widows="2" fo:text-indent="0cm" style:auto-text-indent="false"/>
      <style:text-properties style:font-name="Agency FB" fo:font-size="14pt" style:font-size-asian="14pt" style:font-size-complex="14pt"/>
    </style:style>
    <style:style style:name="P49" style:family="paragraph" style:parent-style-name="Heading_20_4">
      <style:paragraph-properties fo:margin-left="0cm" fo:margin-right="0cm" fo:margin-top="0.476cm" fo:margin-bottom="0.344cm" style:contextual-spacing="false" style:line-height-at-least="0.741cm" fo:orphans="2" fo:widows="2" fo:text-indent="0cm" style:auto-text-indent="false"/>
      <style:text-properties fo:font-size="14pt" style:font-size-asian="14pt" style:font-size-complex="14pt"/>
    </style:style>
    <style:style style:name="P50" style:family="paragraph" style:parent-style-name="Text_20_body">
      <style:paragraph-properties fo:margin-left="0.212cm" fo:margin-right="0cm" fo:margin-top="0cm" fo:margin-bottom="0cm" style:contextual-spacing="false" style:line-height-at-least="0.476cm" fo:orphans="2" fo:widows="2" fo:text-indent="0cm" style:auto-text-indent="false"/>
      <style:text-properties fo:font-variant="normal" fo:text-transform="none" fo:color="#525252" loext:opacity="100%" style:font-name="Agency FB" fo:font-size="14pt" fo:letter-spacing="normal" fo:font-style="normal" fo:font-weight="normal" fo:background-color="#ffffff" style:font-size-asian="14pt" style:font-size-complex="14pt" loext:padding="0cm" loext:border="none"/>
    </style:style>
    <style:style style:name="P51" style:family="paragraph" style:parent-style-name="Text_20_body">
      <style:paragraph-properties fo:margin-left="0cm" fo:margin-right="0.106cm" fo:margin-top="0cm" fo:margin-bottom="0cm" style:contextual-spacing="false" style:line-height-at-least="0.318cm" fo:orphans="2" fo:widows="2" fo:text-indent="0cm" style:auto-text-indent="false"/>
      <style:text-properties fo:font-variant="normal" fo:text-transform="none" fo:color="#494949" loext:opacity="100%" style:font-name="Agency FB" fo:font-size="14pt" fo:letter-spacing="normal" fo:font-style="normal" fo:font-weight="normal" fo:background-color="#ffffff" style:font-size-asian="14pt" style:font-size-complex="14pt" loext:padding="0cm" loext:border="none"/>
    </style:style>
    <style:style style:name="P52" style:family="paragraph" style:parent-style-name="Preformatted_20_Text">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404040" loext:opacity="100%" style:font-name="Agency FB" fo:font-size="14pt" fo:letter-spacing="normal" fo:font-style="normal" fo:font-weight="normal" style:font-size-asian="14pt" style:font-size-complex="14pt" loext:padding="0cm" loext:border="none"/>
    </style:style>
    <style:style style:name="P53" style:family="paragraph" style:parent-style-name="Preformatted_20_Text">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a0a1a7" loext:opacity="100%" style:font-name="Agency FB" fo:font-size="14pt" fo:letter-spacing="normal" fo:font-style="italic" fo:font-weight="normal" style:font-size-asian="14pt" style:font-size-complex="14pt" loext:padding="0cm" loext:border="none"/>
    </style:style>
    <style:style style:name="P54" style:family="paragraph" style:parent-style-name="Text_20_body" style:list-style-name="L3">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Agency FB" fo:font-size="14pt" fo:letter-spacing="normal" fo:font-style="normal" fo:font-weight="normal" style:font-size-asian="14pt" style:font-size-complex="14pt" loext:padding="0cm" loext:border="none"/>
    </style:style>
    <style:style style:name="P55" style:family="paragraph" style:parent-style-name="Text_20_body" style:list-style-name="L3">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Agency FB" fo:font-size="14pt" fo:letter-spacing="normal" fo:font-style="normal" fo:font-weight="normal" fo:background-color="#ffffff" style:font-size-asian="14pt" style:font-size-complex="14pt" loext:padding="0cm" loext:border="none"/>
    </style:style>
    <style:style style:name="P56" style:family="paragraph" style:parent-style-name="Text_20_body" style:list-style-name="L3">
      <style:paragraph-properties fo:margin-left="0cm" fo:margin-right="0.106cm" fo:margin-top="0.344cm" fo:margin-bottom="0.344cm" style:contextual-spacing="false" style:line-height-at-least="0.318cm" fo:orphans="2" fo:widows="2" fo:text-indent="0cm" style:auto-text-indent="false" fo:padding="0cm" fo:border="none"/>
      <style:text-properties fo:font-variant="normal" fo:text-transform="none" fo:color="#494949" loext:opacity="100%" style:font-name="Agency FB" fo:font-size="14pt" fo:letter-spacing="normal" fo:font-style="normal" fo:font-weight="normal" fo:background-color="#ffffff" style:font-size-asian="14pt" style:font-size-complex="14pt" loext:padding="0cm" loext:border="none"/>
    </style:style>
    <style:style style:name="P57" style:family="paragraph" style:parent-style-name="Preformatted_20_Text" style:list-style-name="L3">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404040" loext:opacity="100%" style:font-name="Agency FB" fo:font-size="14pt" fo:letter-spacing="normal" fo:font-style="normal" fo:font-weight="normal" style:font-size-asian="14pt" style:font-size-complex="14pt" loext:padding="0cm" loext:border="none"/>
    </style:style>
    <style:style style:name="P58" style:family="paragraph" style:parent-style-name="Preformatted_20_Text" style:list-style-name="L3">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a0a1a7" loext:opacity="100%" style:font-name="Agency FB" fo:font-size="14pt" fo:letter-spacing="normal" fo:font-style="italic" fo:font-weight="normal" style:font-size-asian="14pt" style:font-size-complex="14pt" loext:padding="0cm" loext:border="none"/>
    </style:style>
    <style:style style:name="P59" style:family="paragraph" style:parent-style-name="Text_20_body" style:list-style-name="L4">
      <style:paragraph-properties fo:margin-left="0cm" fo:margin-right="0cm" fo:margin-top="0cm" fo:margin-bottom="0.106cm" style:contextual-spacing="false" style:line-height-at-least="0.741cm" fo:orphans="2" fo:widows="2" fo:text-indent="0cm" style:auto-text-indent="false" fo:padding="0cm" fo:border="none"/>
      <style:text-properties fo:font-size="14pt" style:font-size-asian="14pt" style:font-size-complex="14pt"/>
    </style:style>
    <style:style style:name="P60" style:family="paragraph" style:parent-style-name="Text_20_body" style:list-style-name="L4">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Agency FB" fo:font-size="14pt" fo:letter-spacing="normal" fo:font-style="normal" fo:font-weight="normal" fo:background-color="#ffffff" style:font-size-asian="14pt" style:font-size-complex="14pt" loext:padding="0cm" loext:border="none"/>
    </style:style>
    <style:style style:name="P61" style:family="paragraph" style:parent-style-name="Text_20_body" style:list-style-name="L4">
      <style:paragraph-properties fo:margin-left="0cm" fo:margin-right="0.106cm" fo:margin-top="0.344cm" fo:margin-bottom="0.344cm" style:contextual-spacing="false" style:line-height-at-least="0.318cm" fo:orphans="2" fo:widows="2" fo:text-indent="0cm" style:auto-text-indent="false" fo:padding="0cm" fo:border="none"/>
      <style:text-properties fo:font-variant="normal" fo:text-transform="none" fo:color="#494949" loext:opacity="100%" style:font-name="Agency FB" fo:font-size="14pt" fo:letter-spacing="normal" fo:font-style="normal" fo:font-weight="normal" fo:background-color="#ffffff" style:font-size-asian="14pt" style:font-size-complex="14pt" loext:padding="0cm" loext:border="none"/>
    </style:style>
    <style:style style:name="P62" style:family="paragraph" style:parent-style-name="Preformatted_20_Text" style:list-style-name="L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a0a1a7" loext:opacity="100%" style:font-name="Agency FB" fo:font-size="14pt" fo:letter-spacing="normal" fo:font-style="italic" fo:font-weight="normal" style:font-size-asian="14pt" style:font-size-complex="14pt" loext:padding="0cm" loext:border="none"/>
    </style:style>
    <style:style style:name="P63" style:family="paragraph" style:parent-style-name="Preformatted_20_Text" style:list-style-name="L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404040" loext:opacity="100%" style:font-name="Agency FB" fo:font-size="14pt" fo:letter-spacing="normal" fo:font-style="normal" fo:font-weight="normal" style:font-size-asian="14pt" style:font-size-complex="14pt" loext:padding="0cm" loext:border="none"/>
    </style:style>
    <style:style style:name="P64" style:family="paragraph" style:parent-style-name="Text_20_body" style:list-style-name="L4">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Agency FB" fo:font-size="14pt" fo:letter-spacing="normal" fo:font-style="normal" fo:font-weight="normal" fo:background-color="#ffffff" style:font-size-asian="14pt" style:font-size-complex="14pt" loext:padding="0cm" loext:border="none"/>
    </style:style>
    <style:style style:name="P65" style:family="paragraph" style:parent-style-name="Text_20_body" style:list-style-name="L4">
      <style:paragraph-properties fo:margin-left="0cm" fo:margin-right="0.106cm" fo:margin-top="0.106cm" fo:margin-bottom="0cm" style:contextual-spacing="false" style:line-height-at-least="0.318cm" fo:orphans="2" fo:widows="2" fo:text-indent="0cm" style:auto-text-indent="false" fo:padding="0cm" fo:border="none"/>
      <style:text-properties fo:font-variant="normal" fo:text-transform="none" fo:color="#494949" loext:opacity="100%" style:font-name="Agency FB" fo:font-size="14pt" fo:letter-spacing="normal" fo:font-style="normal" fo:font-weight="normal" fo:background-color="#ffffff" style:font-size-asian="14pt" style:font-size-complex="14pt" loext:padding="0cm" loext:border="none"/>
    </style:style>
    <style:style style:name="P66" style:family="paragraph" style:parent-style-name="Preformatted_20_Text" style:list-style-name="L4">
      <style:paragraph-properties fo:margin-left="0cm" fo:margin-right="0cm" fo:margin-top="0cm" fo:margin-bottom="0cm" style:contextual-spacing="false" fo:line-height="150%" fo:orphans="2" fo:widows="2" fo:text-indent="0cm" style:auto-text-indent="false" fo:padding="0cm" fo:border="none"/>
      <style:text-properties style:font-name="Agency FB" fo:font-size="14pt" style:font-size-asian="14pt" style:font-size-complex="14pt"/>
    </style:style>
    <style:style style:name="P67" style:family="paragraph" style:parent-style-name="Text_20_body" style:list-style-name="L5">
      <style:paragraph-properties fo:margin-left="0cm" fo:margin-right="0cm" fo:margin-top="0cm" fo:margin-bottom="0.106cm" style:contextual-spacing="false" style:line-height-at-least="0.741cm" fo:orphans="2" fo:widows="2" fo:text-indent="0cm" style:auto-text-indent="false" fo:padding="0cm" fo:border="none"/>
      <style:text-properties fo:font-size="14pt" style:font-size-asian="14pt" style:font-size-complex="14pt"/>
    </style:style>
    <style:style style:name="P68" style:family="paragraph" style:parent-style-name="Text_20_body" style:list-style-name="L5">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Agency FB" fo:font-size="14pt" fo:letter-spacing="normal" fo:font-style="normal" fo:font-weight="normal" fo:background-color="#ffffff" style:font-size-asian="14pt" style:font-size-complex="14pt" loext:padding="0cm" loext:border="none"/>
    </style:style>
    <style:style style:name="P69" style:family="paragraph" style:parent-style-name="Text_20_body" style:list-style-name="L5">
      <style:paragraph-properties fo:margin-left="0cm" fo:margin-right="0.106cm" fo:margin-top="0.344cm" fo:margin-bottom="0.344cm" style:contextual-spacing="false" style:line-height-at-least="0.318cm" fo:orphans="2" fo:widows="2" fo:text-indent="0cm" style:auto-text-indent="false" fo:padding="0cm" fo:border="none"/>
      <style:text-properties fo:font-variant="normal" fo:text-transform="none" fo:color="#494949" loext:opacity="100%" style:font-name="Agency FB" fo:font-size="14pt" fo:letter-spacing="normal" fo:font-style="normal" fo:font-weight="normal" fo:background-color="#ffffff" style:font-size-asian="14pt" style:font-size-complex="14pt" loext:padding="0cm" loext:border="none"/>
    </style:style>
    <style:style style:name="P70" style:family="paragraph" style:parent-style-name="Preformatted_20_Text"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404040" loext:opacity="100%" style:font-name="Agency FB" fo:font-size="14pt" fo:letter-spacing="normal" fo:font-style="normal" fo:font-weight="normal" style:font-size-asian="14pt" style:font-size-complex="14pt" loext:padding="0cm" loext:border="none"/>
    </style:style>
    <style:style style:name="P71" style:family="paragraph" style:parent-style-name="Preformatted_20_Text"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404040" loext:opacity="100%" style:font-name="Agency FB" fo:font-size="14pt" fo:letter-spacing="normal" style:font-size-asian="14pt" style:font-size-complex="14pt" loext:padding="0cm" loext:border="none"/>
    </style:style>
    <style:style style:name="P72" style:family="paragraph" style:parent-style-name="Preformatted_20_Text"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a0a1a7" loext:opacity="100%" style:font-name="Agency FB" fo:font-size="14pt" fo:letter-spacing="normal" fo:font-style="italic" fo:font-weight="normal" style:font-size-asian="14pt" style:font-size-complex="14pt" loext:padding="0cm" loext:border="none"/>
    </style:style>
    <style:style style:name="P73" style:family="paragraph" style:parent-style-name="Text_20_body" style:list-style-name="L5">
      <style:paragraph-properties fo:margin-left="0cm" fo:margin-right="0cm" fo:margin-top="0cm" fo:margin-bottom="0cm" style:contextual-spacing="false" style:line-height-at-least="0.741cm" fo:orphans="2" fo:widows="2" fo:text-indent="0cm" style:auto-text-indent="false" fo:padding="0cm" fo:border="none"/>
      <style:text-properties fo:font-size="14pt" style:font-size-asian="14pt" style:font-size-complex="14pt"/>
    </style:style>
    <style:style style:name="P74" style:family="paragraph" style:parent-style-name="Preformatted_20_Text">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404040" loext:opacity="100%" style:font-name="Agency FB" fo:font-size="14pt" fo:letter-spacing="normal" style:font-size-asian="14pt" style:font-size-complex="14pt" loext:padding="0cm" loext:border="none"/>
    </style:style>
    <style:style style:name="P75" style:family="paragraph" style:parent-style-name="Text_20_body" style:list-style-name="L6">
      <style:paragraph-properties fo:margin-left="0cm" fo:margin-right="0cm" fo:margin-top="0cm" fo:margin-bottom="0cm" style:contextual-spacing="false" style:line-height-at-least="0.741cm" fo:orphans="2" fo:widows="2" fo:text-indent="0cm" style:auto-text-indent="false" fo:padding="0cm" fo:border="none"/>
      <style:text-properties fo:font-size="14pt" style:font-size-asian="14pt" style:font-size-complex="14pt"/>
    </style:style>
    <style:style style:name="P76" style:family="paragraph" style:parent-style-name="Text_20_body" style:list-style-name="L7">
      <style:paragraph-properties fo:margin-left="0cm" fo:margin-right="0cm" fo:margin-top="0cm" fo:margin-bottom="0cm" style:contextual-spacing="false" style:line-height-at-least="0.741cm" fo:orphans="2" fo:widows="2" fo:text-indent="0cm" style:auto-text-indent="false" fo:padding="0cm" fo:border="none"/>
      <style:text-properties fo:font-size="14pt" style:font-size-asian="14pt" style:font-size-complex="14pt"/>
    </style:style>
    <style:style style:name="P77" style:family="paragraph" style:parent-style-name="Text_20_body">
      <style:paragraph-properties fo:margin-left="0cm" fo:margin-right="0cm" fo:margin-top="0cm" fo:margin-bottom="0.529cm" style:contextual-spacing="false" style:line-height-at-least="0.741cm" fo:orphans="2" fo:widows="2" fo:text-indent="0cm" style:auto-text-indent="false"/>
      <style:text-properties fo:font-variant="normal" fo:text-transform="none" fo:color="#4d6bfe" loext:opacity="100%" style:font-name="Agency FB" fo:font-size="14pt" fo:letter-spacing="normal" fo:font-style="normal" fo:font-weight="normal" fo:background-color="#dbeafe" style:font-size-asian="14pt" style:font-size-complex="14pt" loext:padding="0cm" loext:border="none"/>
    </style:style>
    <style:style style:name="P78" style:family="paragraph" style:parent-style-name="Text_20_body">
      <style:paragraph-properties fo:margin-left="0cm" fo:margin-right="0cm" fo:margin-top="0cm" fo:margin-bottom="0cm" style:contextual-spacing="false" fo:line-height="150%" fo:orphans="2" fo:widows="2" fo:text-indent="0cm" style:auto-text-indent="false"/>
      <style:text-properties fo:color="#dce0e9" loext:opacity="100%" style:font-name="Agency FB" fo:font-size="14pt" fo:background-color="#f3f4f6" style:font-size-asian="14pt" style:font-size-complex="14pt" loext:padding="0cm" loext:border="none"/>
    </style:style>
    <style:style style:name="P79" style:family="paragraph" style:parent-style-name="Standard">
      <style:paragraph-properties fo:line-height="150%"/>
      <style:text-properties style:font-name="Agency FB" fo:font-size="14pt" officeooo:paragraph-rsid="0039a6d6" style:font-size-asian="14pt" style:font-size-complex="14pt"/>
    </style:style>
    <style:style style:name="T1" style:family="text">
      <style:text-properties fo:font-size="14pt" style:font-size-asian="14pt"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b9459" style:font-size-asian="14pt" style:font-size-complex="14pt"/>
    </style:style>
    <style:style style:name="T4" style:family="text">
      <style:text-properties fo:font-variant="normal" fo:text-transform="none" fo:color="#404040" loext:opacity="100%" style:font-name="Times New Roman" fo:font-size="14pt" fo:letter-spacing="normal" fo:font-style="normal" fo:font-weight="normal" style:font-size-asian="14pt" style:font-size-complex="14pt"/>
    </style:style>
    <style:style style:name="T5" style:family="text">
      <style:text-properties fo:font-variant="normal" fo:text-transform="none" fo:color="#404040" loext:opacity="100%" style:font-name="Times New Roman" fo:font-size="14pt" fo:letter-spacing="normal" fo:font-style="normal" fo:font-weight="normal" officeooo:rsid="001b9459" style:font-size-asian="14pt" style:font-size-complex="14pt"/>
    </style:style>
    <style:style style:name="T6" style:family="text">
      <style:text-properties fo:font-variant="normal" fo:text-transform="none" fo:color="#404040" loext:opacity="100%" style:font-name="Times New Roman" fo:font-size="14pt" fo:letter-spacing="normal" fo:font-style="normal" fo:font-weight="normal" officeooo:rsid="001d15fc" style:font-size-asian="14pt" style:font-size-complex="14pt"/>
    </style:style>
    <style:style style:name="T7" style:family="text">
      <style:text-properties fo:font-variant="normal" fo:text-transform="none" fo:color="#404040" loext:opacity="100%" style:font-name="Times New Roman" fo:font-size="14pt" fo:letter-spacing="normal" fo:language="ru" fo:country="RU" fo:font-style="normal" fo:font-weight="normal" officeooo:rsid="001d2b31" style:font-size-asian="14pt" style:font-size-complex="14pt"/>
    </style:style>
    <style:style style:name="T8" style:family="text">
      <style:text-properties fo:font-variant="normal" fo:text-transform="none" fo:color="#404040" loext:opacity="100%" fo:font-family="'Times New Roman'" style:font-family-generic="roman" fo:font-size="14pt" fo:letter-spacing="normal" fo:font-style="normal" fo:font-weight="normal" officeooo:rsid="001d15fc" style:font-size-asian="14pt" style:font-size-complex="14pt"/>
    </style:style>
    <style:style style:name="T9" style:family="text">
      <style:text-properties style:font-name="Times New Roman" fo:font-size="15pt" style:font-size-asian="15pt" style:font-size-complex="15pt"/>
    </style:style>
    <style:style style:name="T10" style:family="text">
      <style:text-properties style:font-name="Times New Roman" fo:font-size="15pt" fo:font-weight="normal" style:font-size-asian="15pt" style:font-weight-asian="normal" style:font-size-complex="15pt" style:font-weight-complex="normal"/>
    </style:style>
    <style:style style:name="T11" style:family="text">
      <style:text-properties style:font-name="Times New Roman" fo:font-size="15pt" officeooo:rsid="001d15fc" style:font-size-asian="15pt" style:font-size-complex="15pt"/>
    </style:style>
    <style:style style:name="T12" style:family="text">
      <style:text-properties style:font-name="Times New Roman" fo:font-size="15pt" officeooo:rsid="001d2b31" style:font-size-asian="15pt" style:font-size-complex="15pt"/>
    </style:style>
    <style:style style:name="T13" style:family="text">
      <style:text-properties style:font-name="Times New Roman" fo:font-size="15pt" fo:language="en" fo:country="US" officeooo:rsid="001d15fc" style:font-size-asian="15pt" style:font-size-complex="15pt"/>
    </style:style>
    <style:style style:name="T14" style:family="text">
      <style:text-properties style:font-name="Times New Roman" fo:font-size="15pt" fo:language="en" fo:country="US" style:font-size-asian="15pt" style:font-size-complex="15pt"/>
    </style:style>
    <style:style style:name="T15" style:family="text">
      <style:text-properties style:font-name="Times New Roman" fo:font-size="15pt" fo:language="ru" fo:country="RU" officeooo:rsid="001d2b31" style:font-size-asian="15pt" style:font-size-complex="15pt"/>
    </style:style>
    <style:style style:name="T16" style:family="text">
      <style:text-properties fo:font-variant="normal" fo:text-transform="none" fo:color="#404040" loext:opacity="100%" fo:font-family="Menlo, 'Roboto Mono', 'Courier New', Courier, monospace, Inter, sans-serif" fo:font-size="15pt" fo:letter-spacing="normal" fo:language="en" fo:country="US" fo:font-style="normal" fo:font-weight="normal" officeooo:rsid="001d2b31" fo:background-color="#ececec" loext:char-shading-value="0" style:font-size-asian="15pt" style:font-size-complex="15pt" loext:padding="0cm" loext:border="none"/>
    </style:style>
    <style:style style:name="T17" style:family="text">
      <style:text-properties fo:font-variant="normal" fo:text-transform="none" fo:color="#404040" loext:opacity="100%" style:font-name="Times New Roman" fo:font-size="14pt" fo:letter-spacing="normal" fo:language="en" fo:country="US" fo:font-style="normal" fo:font-weight="normal" officeooo:rsid="001d2b31" fo:background-color="#ececec" loext:char-shading-value="0" style:font-size-asian="14pt" style:font-size-complex="14pt" loext:padding="0cm" loext:border="none"/>
    </style:style>
    <style:style style:name="T18" style:family="text">
      <style:text-properties fo:font-variant="normal" fo:text-transform="none" fo:color="#404040" loext:opacity="100%" fo:font-family="Menlo, 'Roboto Mono', 'Courier New', Courier, monospace, Inter, sans-serif" fo:letter-spacing="normal" fo:font-style="normal" fo:font-weight="normal" officeooo:rsid="001d2b31" fo:background-color="#ececec" loext:char-shading-value="0" loext:padding="0cm" loext:border="none"/>
    </style:style>
    <style:style style:name="T19" style:family="text">
      <style:text-properties fo:font-variant="normal" fo:text-transform="none" fo:color="#404040" loext:opacity="100%" style:font-name="Times New Roman" fo:font-size="14pt" fo:letter-spacing="normal" fo:language="ru" fo:country="RU" fo:font-style="normal" fo:font-weight="normal" officeooo:rsid="001e18a1" style:font-size-asian="14pt" style:font-size-complex="14pt"/>
    </style:style>
    <style:style style:name="T20" style:family="text">
      <style:text-properties fo:font-size="14pt" fo:language="ru" fo:country="RU" fo:font-weight="normal" style:font-size-asian="14pt" style:font-weight-asian="normal" style:font-size-complex="14pt" style:font-weight-complex="normal"/>
    </style:style>
    <style:style style:name="T21" style:family="text">
      <style:text-properties fo:font-variant="normal" fo:text-transform="none" fo:color="#404040" loext:opacity="100%" style:font-name="Times New Roman" fo:font-size="14pt" fo:letter-spacing="normal" fo:language="ru" fo:country="RU" fo:font-style="normal" fo:font-weight="normal" officeooo:rsid="0021ec4b" style:font-size-asian="14pt" style:font-size-complex="14pt"/>
    </style:style>
    <style:style style:name="T22" style:family="text">
      <style:text-properties fo:font-variant="normal" fo:text-transform="none" fo:color="#404040" loext:opacity="100%" style:font-name="Times New Roman" fo:font-size="14pt" fo:letter-spacing="normal" fo:language="uk" fo:country="UA" fo:font-style="normal" fo:font-weight="normal" officeooo:rsid="00244852" style:font-size-asian="14pt" style:font-size-complex="14pt"/>
    </style:style>
    <style:style style:name="T23" style:family="text">
      <style:text-properties fo:font-variant="normal" fo:text-transform="none" fo:color="#404040" loext:opacity="100%" style:font-name="Times New Roman" fo:font-size="14pt" fo:letter-spacing="normal" fo:language="ru" fo:country="RU" fo:font-style="normal" fo:font-weight="normal" officeooo:rsid="00244852" style:font-size-asian="14pt" style:font-size-complex="14pt"/>
    </style:style>
    <style:style style:name="T24" style:family="text">
      <style:text-properties fo:font-variant="normal" fo:text-transform="none" fo:color="#404040" loext:opacity="100%" style:font-name="Times New Roman" fo:font-size="14pt" fo:letter-spacing="normal" fo:language="ru" fo:country="RU" fo:font-style="normal" fo:font-weight="normal" officeooo:rsid="0024506c" style:font-size-asian="14pt" style:font-size-complex="14pt"/>
    </style:style>
    <style:style style:name="T25" style:family="text">
      <style:text-properties fo:font-variant="normal" fo:text-transform="none" fo:color="#404040" loext:opacity="100%" fo:font-family="DeepSeek-CJK-patch, Inter, system-ui, apple-system, BlinkMacSystemFont, 'Segoe UI', Roboto, 'Noto Sans', Ubuntu, Cantarell, 'Helvetica Neue', Oxygen, 'Open Sans', sans-serif" fo:font-size="14pt" fo:letter-spacing="normal" fo:language="ru" fo:country="RU" fo:font-style="normal" fo:font-weight="normal" officeooo:rsid="001e18a1" style:font-size-asian="14pt" style:font-size-complex="14pt"/>
    </style:style>
    <style:style style:name="T26" style:family="text">
      <style:text-properties fo:font-variant="normal" fo:text-transform="none" fo:color="#404040" loext:opacity="100%" fo:font-family="Menlo, 'Roboto Mono', 'Courier New', Courier, monospace, Inter, sans-serif" fo:font-size="14pt" fo:letter-spacing="normal" fo:language="ru" fo:country="RU" fo:font-style="normal" fo:font-weight="normal" officeooo:rsid="001e18a1" fo:background-color="#ececec" loext:char-shading-value="0" style:font-size-asian="14pt" style:font-size-complex="14pt" loext:padding="0cm" loext:border="none"/>
    </style:style>
    <style:style style:name="T27" style:family="text">
      <style:text-properties fo:font-variant="normal" fo:text-transform="none" fo:color="#404040" loext:opacity="100%" style:font-name="Times New Roman" fo:font-size="14pt" fo:letter-spacing="normal" fo:language="ru" fo:country="RU" fo:font-style="normal" fo:font-weight="normal" officeooo:rsid="0024837a" style:font-size-asian="14pt" style:font-size-complex="14pt"/>
    </style:style>
    <style:style style:name="T28" style:family="text">
      <style:text-properties fo:font-variant="normal" fo:text-transform="none" fo:color="#262626" loext:opacity="100%" fo:font-family="DeepSeek-CJK-patch, Inter, system-ui, apple-system, BlinkMacSystemFont, 'Segoe UI', Roboto, 'Noto Sans', Ubuntu, Cantarell, 'Helvetica Neue', Oxygen, 'Open Sans', sans-serif" fo:font-size="12pt" fo:letter-spacing="normal" fo:language="ru" fo:country="RU" fo:font-style="normal" fo:font-weight="normal" officeooo:rsid="0024837a" style:font-size-asian="14pt" style:font-size-complex="14pt"/>
    </style:style>
    <style:style style:name="T29" style:family="text">
      <style:text-properties fo:font-weight="normal"/>
    </style:style>
    <style:style style:name="T30" style:family="text">
      <style:text-properties fo:color="#000000" loext:opacity="100%" style:font-name="Courier New" fo:font-size="14pt" fo:language="ru" fo:country="RU" fo:font-weight="normal" officeooo:rsid="00293db1" fo:background-color="#ffffff" loext:char-shading-value="0" style:font-size-asian="14pt" style:font-weight-asian="normal" style:font-size-complex="14pt" style:font-weight-complex="normal"/>
    </style:style>
    <style:style style:name="T31" style:family="text">
      <style:text-properties fo:font-weight="normal" style:font-weight-asian="normal" style:font-weight-complex="normal"/>
    </style:style>
    <style:style style:name="T32" style:family="text">
      <style:text-properties fo:color="#000000" loext:opacity="100%" style:font-name="Courier New" fo:font-size="14pt" fo:language="en" fo:country="US" fo:font-weight="normal" fo:background-color="#ffffff" loext:char-shading-value="0" style:font-size-asian="14pt" style:font-weight-asian="normal" style:font-size-complex="14pt" style:font-weight-complex="normal"/>
    </style:style>
    <style:style style:name="T33" style:family="text">
      <style:text-properties fo:color="#000000" loext:opacity="100%" style:font-name="Courier New" fo:font-size="14pt" fo:font-weight="normal" fo:background-color="#ffffff" loext:char-shading-value="0" style:font-size-asian="14pt" style:font-weight-asian="normal" style:font-size-complex="14pt" style:font-weight-complex="normal"/>
    </style:style>
    <style:style style:name="T34" style:family="text">
      <style:text-properties fo:color="#000000" loext:opacity="100%" style:font-name="Times New Roman" fo:font-size="14pt" fo:language="ru" fo:country="RU" fo:font-weight="normal" officeooo:rsid="00300d92" fo:background-color="#ffffff" loext:char-shading-value="0" style:font-size-asian="14pt" style:font-weight-asian="normal" style:font-size-complex="14pt" style:font-weight-complex="normal"/>
    </style:style>
    <style:style style:name="T35" style:family="text">
      <style:text-properties fo:font-variant="normal" fo:text-transform="none" fo:color="#404040" loext:opacity="100%" style:font-name="Times New Roman" fo:font-size="14pt" fo:letter-spacing="normal" style:font-size-asian="14pt" style:font-size-complex="14pt"/>
    </style:style>
    <style:style style:name="T36" style:family="text">
      <style:text-properties fo:color="#000000" loext:opacity="100%" style:font-name="Times New Roman" fo:font-size="14pt" fo:language="en" fo:country="US" fo:font-weight="normal" officeooo:rsid="00300d92" fo:background-color="#ffffff" loext:char-shading-value="0" style:font-size-asian="14pt" style:font-weight-asian="normal" style:font-size-complex="14pt" style:font-weight-complex="normal"/>
    </style:style>
    <style:style style:name="T37" style:family="text">
      <style:text-properties fo:color="#000000" loext:opacity="100%" style:font-name="Times New Roman" fo:font-size="14pt" fo:language="uk" fo:country="UA" fo:font-weight="normal" officeooo:rsid="00300d92" fo:background-color="#ffffff" loext:char-shading-value="0" style:font-size-asian="14pt" style:font-weight-asian="normal" style:font-size-complex="14pt" style:font-weight-complex="normal"/>
    </style:style>
    <style:style style:name="T38" style:family="text">
      <style:text-properties fo:color="#000000" loext:opacity="100%" style:font-name="Times New Roman" fo:font-size="14pt" fo:language="ru" fo:country="RU" fo:font-weight="normal" officeooo:rsid="00303bb3" fo:background-color="#ffffff" loext:char-shading-value="0" style:font-size-asian="14pt" style:font-weight-asian="normal" style:font-size-complex="14pt" style:font-weight-complex="normal"/>
    </style:style>
    <style:style style:name="T39" style:family="text">
      <style:text-properties fo:color="#000000" loext:opacity="100%" style:font-name="Times New Roman" fo:font-size="14pt" fo:language="ru" fo:country="RU" fo:font-weight="normal" officeooo:rsid="0031560e" fo:background-color="#ffffff" loext:char-shading-value="0" style:font-size-asian="14pt" style:font-weight-asian="normal" style:font-size-complex="14pt" style:font-weight-complex="normal"/>
    </style:style>
    <style:style style:name="T40" style:family="text">
      <style:text-properties fo:language="ru" fo:country="RU"/>
    </style:style>
    <style:style style:name="T41" style:family="text">
      <style:text-properties fo:language="ru" fo:country="RU" officeooo:rsid="0034fd36"/>
    </style:style>
    <style:style style:name="T42" style:family="text">
      <style:text-properties fo:language="ru" fo:country="RU" officeooo:rsid="0034f1f0"/>
    </style:style>
    <style:style style:name="T43" style:family="text">
      <style:text-properties officeooo:rsid="0034f1f0"/>
    </style:style>
    <style:style style:name="T44" style:family="text">
      <style:text-properties officeooo:rsid="0034fd36"/>
    </style:style>
    <style:style style:name="T45" style:family="text">
      <style:text-properties fo:language="en" fo:country="US" fo:font-weight="normal" style:font-weight-asian="normal" style:font-weight-complex="normal"/>
    </style:style>
    <style:style style:name="T46" style:family="text">
      <style:text-properties fo:language="en" fo:country="US"/>
    </style:style>
    <style:style style:name="T47" style:family="text">
      <style:text-properties style:font-name="Times New Roman" fo:font-size="14pt" fo:language="ru" fo:country="RU" officeooo:rsid="0039a6d6" style:font-size-asian="14pt" style:font-size-complex="14pt"/>
    </style:style>
    <style:style style:name="T48" style:family="text">
      <style:text-properties fo:font-size="13pt" style:font-size-asian="13pt" style:font-size-complex="13pt"/>
    </style:style>
    <style:style style:name="T49" style:family="text">
      <style:text-properties fo:font-size="14pt" officeooo:rsid="0039a6d6" style:font-size-asian="14pt" style:font-size-complex="14pt"/>
    </style:style>
    <style:style style:name="T50" style:family="text">
      <style:text-properties loext:padding="0cm" loext:border="none"/>
    </style:style>
    <style:style style:name="T51" style:family="text">
      <style:text-properties fo:color="#222c31" loext:opacity="100%"/>
    </style:style>
    <style:style style:name="T52" style:family="text">
      <style:text-properties fo:font-variant="normal" fo:text-transform="none" fo:color="#222c31" loext:opacity="100%" fo:font-family="Roboto, Helvetica, Arial, sans-serif" fo:font-size="11.25pt" fo:letter-spacing="normal" fo:font-style="normal" fo:font-weight="normal"/>
    </style:style>
    <style:style style:name="T53" style:family="text">
      <style:text-properties fo:font-variant="normal" fo:text-transform="none" fo:color="#404040" loext:opacity="100%" style:font-name="Agency FB" fo:letter-spacing="normal" fo:font-style="normal" fo:font-weight="normal" loext:padding="0cm" loext:border="none"/>
    </style:style>
    <style:style style:name="T54" style:family="text">
      <style:text-properties fo:font-variant="normal" fo:text-transform="none" fo:color="#404040" loext:opacity="100%" style:font-name="Agency FB" fo:letter-spacing="normal" fo:font-style="normal" fo:font-weight="bold" fo:background-color="#ececec" loext:char-shading-value="0" loext:padding="0cm" loext:border="none"/>
    </style:style>
    <style:style style:name="T55" style:family="text">
      <style:text-properties fo:font-variant="normal" fo:text-transform="none" fo:color="#404040" loext:opacity="100%" style:font-name="Agency FB" fo:font-size="14pt" fo:letter-spacing="normal" fo:font-style="normal" fo:font-weight="bold" style:font-size-asian="14pt" style:font-size-complex="14pt" loext:padding="0cm" loext:border="none"/>
    </style:style>
    <style:style style:name="T56" style:family="text">
      <style:text-properties fo:color="#a626a4" loext:opacity="100%"/>
    </style:style>
    <style:style style:name="T57" style:family="text">
      <style:text-properties fo:color="#4078f2" loext:opacity="100%"/>
    </style:style>
    <style:style style:name="T58" style:family="text">
      <style:text-properties fo:color="#383a42" loext:opacity="100%"/>
    </style:style>
    <style:style style:name="T59" style:family="text">
      <style:text-properties fo:font-variant="normal" fo:text-transform="none" fo:color="#404040" loext:opacity="100%" style:font-name="Agency FB" fo:letter-spacing="normal" fo:font-style="normal" fo:font-weight="bold" loext:padding="0cm" loext:border="none"/>
    </style:style>
    <style:style style:name="T60" style:family="text">
      <style:text-properties fo:color="#b76b01" loext:opacity="100%"/>
    </style:style>
    <style:style style:name="T61" style:family="text">
      <style:text-properties fo:color="#e45649" loext:opacity="100%"/>
    </style:style>
    <style:style style:name="T62" style:family="text">
      <style:text-properties fo:color="#50a14f" loext:opacity="100%"/>
    </style:style>
    <style:style style:name="T63" style:family="text">
      <style:text-properties fo:color="#a0a1a7" loext:opacity="100%" fo:font-style="italic"/>
    </style:style>
    <style:style style:name="T64" style:family="text">
      <style:text-properties fo:color="#a626a4" loext:opacity="100%" fo:font-style="normal" fo:font-weight="normal"/>
    </style:style>
    <style:style style:name="T65" style:family="text">
      <style:text-properties fo:font-style="normal" fo:font-weight="normal"/>
    </style:style>
    <style:style style:name="T66" style:family="text">
      <style:text-properties fo:color="#4078f2" loext:opacity="100%" fo:font-style="normal" fo:font-weight="normal"/>
    </style:style>
    <style:style style:name="T67" style:family="text">
      <style:text-properties fo:color="#383a42" loext:opacity="100%" fo:font-style="normal" fo:font-weight="normal"/>
    </style:style>
    <style:style style:name="T68" style:family="text">
      <style:text-properties fo:color="#b76b01" loext:opacity="100%" fo:font-style="normal" fo:font-weight="normal"/>
    </style:style>
    <style:style style:name="T69" style:family="text">
      <style:text-properties fo:color="#a0a1a7" loext:opacity="100%" fo:font-style="italic" fo:font-weight="normal"/>
    </style:style>
    <text:list-style style:name="L1">
      <text:list-level-style-bullet text:level="1" text:style-name="Bullet_20_Symbols" loext:num-list-format="%1%" text:bullet-char="•">
        <style:list-level-properties/>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number text:level="4" text:style-name="Numbering_20_Symbols" loext:num-list-format="%4%." style:num-suffix="." style:num-format="1">
        <style:list-level-properties text:space-before="-0.499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text:span><text:span text:style-name="T2">Последний раздел книги посвящен хэш-таблицам, рассмотренным как абстрактный тип данных в Разделе 1. По различным оценкам </text:span><text:span text:style-name="T3">применение х</text:span><text:span text:style-name="Strong_20_Emphasis"><text:span text:style-name="T4">эш-таблиц (словар</text:span></text:span><text:span text:style-name="Strong_20_Emphasis"><text:span text:style-name="T5">ей</text:span></text:span><text:span text:style-name="Strong_20_Emphasis"><text:span text:style-name="T4">, ассоциативны</text:span></text:span><text:span text:style-name="Strong_20_Emphasis"><text:span text:style-name="T5">х</text:span></text:span><text:span text:style-name="Strong_20_Emphasis"><text:span text:style-name="T4"> массив</text:span></text:span><text:span text:style-name="Strong_20_Emphasis"><text:span text:style-name="T5">ов</text:span></text:span><text:span text:style-name="Strong_20_Emphasis"><text:span text:style-name="T4">) </text:span></text:span><text:span text:style-name="Strong_20_Emphasis"><text:span text:style-name="T5">оцениваются как 50-70%% в общем объеме программирования. Привлекательность хэш-таблиц обусловлена <text:s/></text:span></text:span><text:span text:style-name="Strong_20_Emphasis"><text:span text:style-name="T6">следуюшими факторами: </text:span></text:span></text:p>
      <text:list text:style-name="L1">
        <text:list-item>
          <text:p text:style-name="P2"><text:span text:style-name="T6"><text:s text:c="2"/></text:span><text:span text:style-name="T7">в</text:span><text:span text:style-name="T6">ременн</text:span><text:span text:style-name="T8">á</text:span><text:span text:style-name="T6">я сложность оценивается </text:span><text:span text:style-name="T9">как </text:span><text:span text:style-name="Strong_20_Emphasis"><text:span text:style-name="T9">O(1)</text:span></text:span><text:span text:style-name="T9"> </text:span><text:span text:style-name="T10">в </text:span><text:span text:style-name="Strong_20_Emphasis"><text:span text:style-name="T10">среднем случае</text:span></text:span><text:span text:style-name="T10"> </text:span><text:span text:style-name="T9">для основных операций, таких как вставка, удаление и поиск</text:span><text:span text:style-name="T11">.</text:span></text:p>
        </text:list-item>
        <text:list-item>
          <text:p text:style-name="P3"><text:span text:style-name="T11"><text:s/></text:span><text:span text:style-name="T12">в</text:span><text:span text:style-name="T11">строенность в большинство языков программирования, в частности</text:span><text:span text:style-name="T13"> JavaScript</text:span><text:span text:style-name="T14"> </text:span><text:span text:style-name="T15">(</text:span><text:span text:style-name="Source_20_Text"><text:span text:style-name="T16"> </text:span></text:span><text:span text:style-name="Source_20_Text"><text:span text:style-name="T17">Object/Map</text:span></text:span><text:span text:style-name="Source_20_Text"><text:span text:style-name="T18">)</text:span></text:span></text:p>
        </text:list-item>
      </text:list>
      <text:p text:style-name="P4"><text:span text:style-name="Strong_20_Emphasis"><text:span text:style-name="T19"/></text:span></text:p>
      <text:p text:style-name="P5"><text:span text:style-name="Strong_20_Emphasis"><text:span text:style-name="T20">The built-in Map data structure is often implemented as a hybrid that leverages the strengths of both hash tables and ordered data structures. At its core, it utilizes a hash table for efficient average-case performance in operations like insertion, deletion, and retrieval (typically O(1) on average). This is achieved by hashing the keys to determine their storage location.</text:span></text:span></text:p>
      <text:p text:style-name="P6"/>
      <text:p text:style-name="P7"><text:span text:style-name="Strong_20_Emphasis"><text:span text:style-name="T21">The basic functions of the built-in Map data structure are presented in the following table:</text:span></text:span></text:p>
      <text:p text:style-name="P7"><text:span text:style-name="Strong_20_Emphasis"><text:span text:style-name="T21"/></text:span></text:p>
      <text:p text:style-name="P8"><text:span text:style-name="Strong_20_Emphasis"><text:span text:style-name="T22">Рассмотрим более подробно </text:span></text:span><text:span text:style-name="Strong_20_Emphasis"><text:span text:style-name="T23">особенности </text:span></text:span><text:span text:style-name="Strong_20_Emphasis"><text:span text:style-name="T22">алгоритмов хєширования в различн</text:span></text:span><text:span text:style-name="Strong_20_Emphasis"><text:span text:style-name="T23">ых практиках. </text:span></text:span></text:p>
      <text:p text:style-name="P8"><text:span text:style-name="Strong_20_Emphasis"><text:span text:style-name="T23">As you can see from the table above, there is no indication of which hash function to use. This is due to the fact that in the built-in technology Map hash function is defined automatically depending on the type of keys: </text:span></text:span></text:p>
      <text:p text:style-name="P9"><text:span text:style-name="Strong_20_Emphasis"><text:span text:style-name="T24">Key type Hash function Features <text:s/></text:span></text:span></text:p>
      <text:p text:style-name="P8"><text:span text:style-name="Strong_20_Emphasis"><text:span text:style-name="T23">Numbers Optimized algorithm for numbers Quick calculation, collisions are rare</text:span></text:span></text:p>
      <text:p text:style-name="P8"><text:span text:style-name="Strong_20_Emphasis"><text:span text:style-name="T23">SipHash (Crypto-Resistant) Protection from DoS-Attacks through Collisions</text:span></text:span></text:p>
      <text:p text:style-name="P8"><text:span text:style-name="Strong_20_Emphasis"><text:span text:style-name="T23">Objects Internal unique ID is used (not recalculated) <text:s/>Depends on engine, not content</text:span></text:span></text:p>
      <text:p text:style-name="P4"><text:soft-page-break/><text:span text:style-name="Strong_20_Emphasis"><text:span text:style-name="T19"><text:tab/></text:span></text:span><text:span text:style-name="Strong_20_Emphasis"><text:span text:style-name="T25">В JavaScript хэш-таблицы можно создавать разными способами, помимо использования встроенных объектов (</text:span></text:span><text:span text:style-name="Strong_20_Emphasis"><text:span text:style-name="Source_20_Text"><text:span text:style-name="T26">Object</text:span></text:span></text:span><text:span text:style-name="Strong_20_Emphasis"><text:span text:style-name="T19"> </text:span></text:span><text:span text:style-name="Strong_20_Emphasis"><text:span text:style-name="T25">или </text:span></text:span><text:span text:style-name="Strong_20_Emphasis"><text:span text:style-name="Source_20_Text"><text:span text:style-name="T26">Map</text:span></text:span></text:span><text:span text:style-name="Strong_20_Emphasis"><text:span text:style-name="T25">). Ваш пример реализует простое хэш-табличное хранилище с использованием массива фиксированного размера, что является базовым подходом для реализации хэш-таблицы "вручную".</text:span></text:span><text:span text:style-name="Strong_20_Emphasis"><text:span text:style-name="T19"> </text:span></text:span></text:p>
      <text:p text:style-name="P4"><text:span text:style-name="Strong_20_Emphasis"><text:span text:style-name="T19"/></text:span></text:p>
      <text:p text:style-name="P10"><text:span text:style-name="Strong_20_Emphasis"><text:span text:style-name="T27">The basic approach to creating a hash table is the "manual" method of constructing a hash table based on a fixed-size array, e.g., <text:s/></text:span></text:span></text:p>
      <text:p text:style-name="P10"><text:span text:style-name="Strong_20_Emphasis"><text:span text:style-name="T28">function createHashTable(size) { </text:span></text:span></text:p>
      <text:p text:style-name="P10"><text:span text:style-name="Strong_20_Emphasis"><text:span text:style-name="T28">var table; </text:span></text:span></text:p>
      <text:p text:style-name="P11"><text:span text:style-name="Strong_20_Emphasis"><text:span text:style-name="T28">table = new Array(size).fill(null); </text:span></text:span></text:p>
      <text:p text:style-name="P11"><text:span text:style-name="Strong_20_Emphasis"><text:span text:style-name="T28">return {</text:span></text:span></text:p>
      <text:p text:style-name="P11"><text:span text:style-name="Strong_20_Emphasis"><text:span text:style-name="T28"><text:s/>table: table, </text:span></text:span></text:p>
      <text:p text:style-name="P11"><text:span text:style-name="Strong_20_Emphasis"><text:span text:style-name="T28">size: size }; </text:span></text:span></text:p>
      <text:p text:style-name="P11"><text:span text:style-name="Strong_20_Emphasis"><text:span text:style-name="T28">}</text:span></text:span><text:span text:style-name="Strong_20_Emphasis"><text:span text:style-name="T27"> </text:span></text:span></text:p>
      <text:p text:style-name="P12">}</text:p>
      <text:p text:style-name="P13">function createNode(key, value, next = null) {</text:p>
      <text:p text:style-name="P14">    <text:span text:style-name="T29">console.log('[createNode] Node is created:', {</text:span></text:p>
      <text:p text:style-name="P14">        <text:span text:style-name="T29">key,</text:span></text:p>
      <text:p text:style-name="P14">        <text:span text:style-name="T29">value</text:span></text:p>
      <text:p text:style-name="P14">    <text:span text:style-name="T29">});</text:span></text:p>
      <text:p text:style-name="P14">    <text:span text:style-name="T29">return {</text:span></text:p>
      <text:p text:style-name="P14">        <text:span text:style-name="T29">key: key,</text:span></text:p>
      <text:p text:style-name="P14">        <text:span text:style-name="T29">value: value,</text:span></text:p>
      <text:p text:style-name="P14">        <text:span text:style-name="T29">next: next</text:span></text:p>
      <text:p text:style-name="P14">    <text:span text:style-name="T29">};</text:span></text:p>
      <text:p text:style-name="P15">}</text:p>
      <text:p text:style-name="P16"/>
      <text:p text:style-name="P17"><text:soft-page-break/>Анализ эффективности хеширования обычно выполняется на основе расчета коэффициента нагрузки ( λ ), определяемого как отношение числа элементов, хранящихся в хэш-таблице, к общему размеру таблицы, то есть количеству корзин.</text:p>
      <text:p text:style-name="P18"/>
      <text:p text:style-name="P18"/>
      <text:p text:style-name="P18">Вставка по хэш-функции</text:p>
      <text:p text:style-name="P19"><text:span text:style-name="T30">Эффективность хэширования в наибольшей степени определяется выбором хэш-функции, преобразующей </text:span><text:span text:style-name="T31">входные <text:s/>данные произвольного размера в выходные данные фиксированного размера, называемые </text:span><text:span text:style-name="Strong_20_Emphasis"><text:span text:style-name="T31">хэшем.</text:span></text:span> </text:p>
      <text:p text:style-name="P20">Selection of the hash function determines: </text:p>
      <text:p text:style-name="P20">- вata access speed,</text:p>
      <text:p text:style-name="P21"><text:span text:style-name="T32">- u</text:span><text:span text:style-name="T33">niform distribution of elements,</text:span></text:p>
      <text:p text:style-name="P21"><text:span text:style-name="T32">- c</text:span><text:span text:style-name="T33">onflict tolerance,</text:span></text:p>
      <text:p text:style-name="P20">- easy to implement.</text:p>
      <text:p text:style-name="P22">В следуюшей таблице дан сравнительный наиболее употребительные хэш-функции.</text:p>
      <text:p text:style-name="P22"/>
      <text:p text:style-name="P22">1 | 2 | 3 | 2 | 2 | 0 | 0 | 0 | 2 | 0 | 0 | 0 | 1 | 1 | 2 | 0</text:p>
      <text:p text:style-name="P22"/>
      <text:p text:style-name="P23"><text:span text:style-name="T34">Целью выбора хеш-функции и числа корзин является уменьшения коэффициент заполнения хеш-таблицы, Идеальным вариантом является отсутствие коллизий в корзине. </text:span><text:span text:style-name="T4">Выбор оптимального </text:span><text:span text:style-name="Strong_20_Emphasis"><text:span text:style-name="T4">коэффициента заполнения</text:span></text:span><text:span text:style-name="T35"> </text:span><text:span text:style-name="T4">(load factor) хеш-таблицы зависит от компромисса между </text:span><text:span text:style-name="Strong_20_Emphasis"><text:span text:style-name="T4">экономией памяти</text:span></text:span><text:span text:style-name="T35"> </text:span><text:span text:style-name="T4">и </text:span><text:span text:style-name="Strong_20_Emphasis"><text:span text:style-name="T4">скоростью доступа</text:span></text:span><text:span text:style-name="T4">.</text:span><text:span text:style-name="T2"> </text:span><text:span text:style-name="T34"><text:s/>В специальной литературе утверждается, что коэффициент <text:s/>заполнения должен ориентироваться на значение 0,75. Ниже приведен пример создания хеш-таблицы <text:s/>состоящий из 16 данных («код» - «значение»). Для этого примера выбрана внешняя хеш-функция</text:span><text:span text:style-name="T36"> SHA256</text:span><text:span text:style-name="T37"> и <text:s/>два варианта размера хеш-таблиці (16 и 32). Как видно из </text:span><text:span text:style-name="T34">э</text:span><text:span text:style-name="T37">той таблиц</text:span><text:span text:style-name="T34">ы</text:span><text:span text:style-name="T37">, в первом случае </text:span><text:span text:style-name="T34">коэффициент</text:span><text:span text:style-name="T37"> заполнения </text:span><text:span text:style-name="T34">равен 0,44, во втором — практически — 0. </text:span><text:span text:style-name="T38">В данном случае низкое </text:span><text:soft-page-break/><text:span text:style-name="T38">значение </text:span><text:span text:style-name="T34">коэффициент</text:span><text:span text:style-name="T37"> заполнения</text:span><text:span text:style-name="T34"> </text:span><text:span text:style-name="T38">не обеспечивает </text:span><text:span text:style-name="T39">отсутствие коллизий, что объясняется небольшим числом исходных данных.</text:span></text:p>
      <text:p text:style-name="P24"/>
      <text:p text:style-name="P25">DRAKON-<text:span text:style-name="T40">диаграмм</text:span><text:span text:style-name="T41">а</text:span><text:span text:style-name="T40"> </text:span><text:span text:style-name="T41">алгоритма удаления <text:s/>по значенюэлемента хеш-таблицы </text:span><text:span text:style-name="T40">по ключу и по значен</text:span><text:span text:style-name="T42">и</text:span><text:span text:style-name="T40">ю представлены на рисунках </text:span>Fig10_5 <text:span text:style-name="T41">и <text:s/></text:span>Fig10_5<text:span text:style-name="T41">.</text:span></text:p>
      <text:p text:style-name="P26"/>
      <text:p text:style-name="P27"><text:span text:style-name="T42">DRAKON-</text:span><text:span text:style-name="T43">d</text:span><text:span text:style-name="T42">iagram search hash-table by key</text:span></text:p>
      <text:p text:style-name="P28"/>
      <text:p text:style-name="P29">ДРАКОН-диаграмма <text:span text:style-name="T44">алгоритма <text:s/></text:span>удаления элемента хеш-таблицы <text:span text:style-name="T44">по значению</text:span></text:p>
      <text:p text:style-name="P29"/>
      <text:p text:style-name="P30">"Но как быть с массивом, например, размером больше 50. "</text:p>
      <text:p text:style-name="P31">Я в таких случаях добавляю в проект обычный JS-файл и редактирую этот файл в обычном редакторе кода.</text:p>
      <text:p text:style-name="P31"/>
      <text:p text:style-name="P32">Hash-table на фиксированном массиве</text:p>
      <text:p text:style-name="P32">To better in order to figure  out the implementation of associative arrays, it is necessary to know the functions of the V8 engine, which is the core of the JavaScript execution environment - Node.js. The Node.js environment provides a server environment for JavaScript that includes many many network and system applications.</text:p>
      <text:p text:style-name="P33"/>
      <text:p text:style-name="P34">The hashing method presented above is useful for educational purposes, demonstration of hashing principles and deep understanding of algorithms, implementation on fixed arrays. However, in most JavaScript applications the V8 built-in engine hash tables are an effective alternative, and more often a preferred solution. They take away from the programmer routine tasks and use optimizations that are difficult to implement manually. </text:p>
      <text:p text:style-name="P34"/>
      <text:p text:style-name="P35"/>
      <text:p text:style-name="P35"><text:soft-page-break/>Эффективной альтернативой «ручному» <text:span text:style-name="T40">хешированию</text:span> на фиксированных массивах является встроенная технология <text:s/>хеширования в среде выполнения <text:span text:style-name="Strong_20_Emphasis"><text:span text:style-name="T45">JavaScript <text:s/>- </text:span></text:span><text:span text:style-name="T46">Node.js </text:span><text:span text:style-name="Strong_20_Emphasis"><text:span text:style-name="T45">на стороне сервера</text:span></text:span><text:span text:style-name="T46">, построенная на движке V8 от Google Chrome. </text:span></text:p>
      <text:p text:style-name="P36"><text:span text:style-name="T47">Важнейшими преимуществами хеширования в среде выполнения </text:span><text:span text:style-name="T48">Node.</text:span><text:span text:style-name="T1">js и </text:span><text:span text:style-name="T49">движка </text:span><text:span text:style-name="T1">V8 </text:span><text:span text:style-name="T49">для понимания</text:span><text:span text:style-name="T1">в учебном процессе предоставляет следующие преимущества при изучении методов хеширования: </text:span></text:p>
      <text:p text:style-name="P37"><text:span text:style-name="T50">O</text:span><text:span text:style-name="T51">Сначала я должен описать синтаксис. Основной синтаксис - array.map(callback(currentValue, index, array), thisArg). Функция callback обязательна, а ThisArg необязательна. Callback принимает три аргумента: текущий обрабатываемый элемент, его индекс и сам массив. Чаще всего люди используют значение currentValue и, возможно, индекс, но все три доступны. </text:span></text:p>
      <text:p text:style-name="P38"/>
      <text:p text:style-name="P39"><text:span text:style-name="T52">Мне следует привести простой пример. Например, преобразовать массив чисел в их квадраты. Давайте посмотрим:</text:span> </text:p>
      <text:p text:style-name="P40">const numbers = [1, 2, 3];</text:p>
      <text:p text:style-name="P40">const squares = numbers.map(num =&gt; num * num);</text:p>
      <text:p text:style-name="P40">// squares is [1, 4, 9]</text:p>
      <text:p text:style-name="P40">That's straightforward. Maybe another example where the index is used. Like adding the index to each element:</text:p>
      <text:p text:style-name="P40">const result = numbers.map((num, index) =&gt; num + index);</text:p>
      <text:p text:style-name="P40">// [1+0, 2+1, 3+2] → [1, 3, 5]</text:p>
      <text:p text:style-name="P40">Also, using the third parameter, the array itself. Maybe check if the element is the last one:</text:p>
      <text:p text:style-name="P40">numbers.map((num, index, arr) =&gt; num + (index === arr.length - 1 ? 100 : 0));</text:p>
      <text:p text:style-name="P40">// Last element becomes 103 + 100 = 203?</text:p>
      <text:p text:style-name="P40">Wait, original numbers are [1,2,3], so the last element is 3. So adding 100 would make it 103. The result would be [1,2,103].</text:p>
      <text:p text:style-name="P40">Wait, no: the example code would be:</text:p>
      <text:p text:style-name="P40">numbers.map((num, index, arr) =&gt; {</text:p>
      <text:p text:style-name="P40">if (index === arr.length -1) {</text:p>
      <text:p text:style-name="P40">return num + 100;</text:p>
      <text:p text:style-name="P40">} else {</text:p>
      <text:p text:style-name="P40">return num;</text:p>
      <text:p text:style-name="P40">}</text:p>
      <text:p text:style-name="P40">});</text:p>
      <text:p text:style-name="P40">// Result is [1, 2, 103]</text:p>
      <text:p text:style-name="P40">Yes, that's correct.</text:p>
      <text:p text:style-name="P40">I should mention that map returns a new array, so the original array remains unchanged. That's a key point.</text:p>
      <text:p text:style-name="P40">Also, what if the array has empty slots? Like sparse arrays. For example:</text:p>
      <text:p text:style-name="P40">const arr = [1, , 3];</text:p>
      <text:p text:style-name="P40">arr.map(num =&gt; num * 2); // [2, empty, 6]</text:p>
      <text:p text:style-name="P40"><text:soft-page-break/>Wait, but actually, map skips empty slots. Wait, no. Let me check. If the array is sparse, the callback isn't called for missing elements. So in the example, arr has index 1 as empty. So the resulting array will also have an empty slot at index 1. So the output would be [2, empty, 6]. But when logged, different environments might show it differently, like [2, undefined, 6], but actually, it's a sparse array.</text:p>
      <text:p text:style-name="P40">But maybe that's a more advanced point. For a basic explanation, maybe just stick to the main use cases.</text:p>
      <text:p text:style-name="P40">Another example: using map on an array of objects. Like extracting a property:</text:p>
      <text:p text:style-name="P40">const users = [{name: 'Alice', age: 25}, {name: 'Bob', age: 30}];</text:p>
      <text:p text:style-name="P40">const names = users.map(user =&gt; user.name);</text:p>
      <text:p text:style-name="P40">// ['Alice', 'Bob']</text:p>
      <text:p text:style-name="P40">That's a common use case.</text:p>
      <text:p text:style-name="P40">Also, it's important to note that the callback function must return a value; otherwise, the new array will have undefined elements. For example:</text:p>
      <text:p text:style-name="P40">const numbers = [1, 2, 3];</text:p>
      <text:p text:style-name="P40">const mapped = numbers.map(num =&gt; {</text:p>
      <text:p text:style-name="P40">num * 2;</text:p>
      <text:p text:style-name="P40">});</text:p>
      <text:p text:style-name="P40">// mapped is [undefined, undefined, undefined] because the arrow function doesn't return anything.</text:p>
      <text:p text:style-name="P40">Right, because without curly braces, the arrow function returns implicitly, but with braces, you need a return statement.</text:p>
      <text:p text:style-name="P40">So that's a potential pitfall to mention.</text:p>
      <text:p text:style-name="P40">Additionally, the thisArg parameter. If the callback uses 'this', you can pass a thisArg to set what 'this' refers to inside the callback. But with arrow functions, which don't have their own 'this', the thisArg might not work as expected. For example:</text:p>
      <text:p text:style-name="P40">function multiplyBy(factor) {</text:p>
      <text:p text:style-name="P40">return this * factor;</text:p>
      <text:p text:style-name="P40">}</text:p>
      <text:p text:style-name="P40">const numbers = [1, 2, 3];</text:p>
      <text:p text:style-name="P40">const result = numbers.map(multiplyBy.bind(2)); // Wait, maybe a better example.</text:p>
      <text:p text:style-name="P40">Alternatively:</text:p>
      <text:p text:style-name="P40">const obj = { factor: 10 };</text:p>
      <text:p text:style-name="P40">const numbers = [1, 2, 3];</text:p>
      <text:p text:style-name="P40">const result = numbers.map(function(num) {</text:p>
      <text:p text:style-name="P40">return num * this.factor;</text:p>
      <text:p text:style-name="P40">}, obj);</text:p>
      <text:p text:style-name="P40">// result is [10, 20, 30]</text:p>
      <text:p text:style-name="P40">But if you use an arrow function for the callback, 'this' would not refer to obj. So that's a point about the thisArg parameter.</text:p>
      <text:p text:style-name="P40"><text:soft-page-break/>But in modern JS, using arrow functions or not is a choice, and thisArg is less commonly used now, but still worth mentioning.</text:p>
      <text:p text:style-name="P40">Also, comparing map with forEach. forEach doesn't return a new array; it's used for side effects. Map is for transforming data.</text:p>
      <text:p text:style-name="P40">Performance considerations? Well, map is optimized, but creating a new array each time. If you don't need a new array, maybe a for loop is more efficient, but that's usually negligible unless dealing with huge datasets.</text:p>
      <text:p text:style-name="P40">Edge cases: what if the array is modified during the map operation? The map method processes elements up to the original length of the array. So if elements are added, they won't be processed. If elements are changed, the callback will see the current value when it visits that index. But in general, it's not recommended to modify the array during iteration.</text:p>
      <text:p text:style-name="P40">Another example: using map to reformat objects.</text:p>
      <text:p text:style-name="P40">const kvArray = [{key: 'a', value: 1}, {key: 'b', value: 2}];</text:p>
      <text:p text:style-name="P40">const reformatted = kvArray.map(({key, value}) =&gt; ({[key]: value}));</text:p>
      <text:p text:style-name="P40">// reformatted is [ {a:1}, {b:2} ]</text:p>
      <text:p text:style-name="P40">Using object destructuring in the parameters and returning a new object.</text:p>
      <text:p text:style-name="P40">Also, using parseInt with map. A common gotcha.</text:p>
      <text:p text:style-name="P40">For example:</text:p>
      <text:p text:style-name="P40">['1', '2', '3'].map(parseInt); // returns [1, NaN, NaN]</text:p>
      <text:p text:style-name="P40">Why? Because parseInt takes two arguments: string and radix. The map callback passes (element, index, array), so when you pass parseInt directly, it's using the index as the radix. So for the first element, index 0, parseInt('1', 0) is 1. Then index 1: parseInt('2', 1) is NaN. Index 2: parseInt('3', 2) is NaN because 3 is not a valid binary digit.</text:p>
      <text:p text:style-name="P40">To fix this, you can use:</text:p>
      <text:p text:style-name="P40">['1', '2', '3'].map(num =&gt; parseInt(num, 10));</text:p>
      <text:p text:style-name="P40">Or use Number:</text:p>
      <text:p text:style-name="P40">['1', '2', '3'].map(Number); // [1,2,3]</text:p>
      <text:p text:style-name="P40">That's a good example to mention because it's a common mistake.</text:p>
      <text:p text:style-name="P40">Another point: map can be chained with other array methods. For example:</text:p>
      <text:p text:style-name="P40">const numbers = [1, 2, 3];</text:p>
      <text:p text:style-name="P40">const doubledAndFiltered = numbers.map(num =&gt; num * 2).filter(num =&gt; num &gt; 3);</text:p>
      <text:p text:style-name="P40">// [2,4,6] → [4,6]</text:p>
      <text:p text:style-name="P40">So method chaining is a powerful feature.</text:p>
      <text:p text:style-name="P40">Also, using map with other data structures. For example, using Array.from to map values:</text:p>
      <text:p text:style-name="P40">const doubled = Array.from(numbers, num =&gt; num * 2);</text:p>
      <text:p text:style-name="P40">But that's a bit different, though similar in outcome.</text:p>
      <text:p text:style-name="P40">Now, putting all this together in a coherent explanation. Start with the definition, syntax, examples, gotchas, and use cases. Make sure it's structured logically.</text:p>
      <text:p text:style-name="P40"><text:soft-page-break/>I should also mention that map is part of the functional programming paradigm, promoting immutability and pure functions. The callback should ideally be a pure function without side effects, though JS doesn't enforce this.</text:p>
      <text:p text:style-name="P40">Potential mistakes when using map: not returning a value in the callback (resulting in undefineds), mutating the original array (though map itself doesn't mutate), and misunderstanding the parameters passed to the callback (like the parseInt issue).</text:p>
      <text:p text:style-name="P40">Another example: generating components in React. Often used to map an array of data to React elements.</text:p>
      <text:p text:style-name="P40">const items = ['apple', 'banana', 'cherry'];</text:p>
      <text:p text:style-name="P40">const listItems = items.map((item, index) =&gt; &lt;li key={index}&gt;{item}&lt;/li&gt;);</text:p>
      <text:p text:style-name="P40">But that's more framework-specific, but a common use case.</text:p>
      <text:p text:style-name="P40">Also, how to handle asynchronous operations in map. For example, using map with async functions. But since map doesn't wait for promises, using Promise.all with map.</text:p>
      <text:p text:style-name="P40">const urls = ['url1', 'url2'];</text:p>
      <text:p text:style-name="P40">const fetchData = urls.map(url =&gt; fetch(url));</text:p>
      <text:p text:style-name="P40">Promise.all(fetchData).then(responses =&gt; ...);</text:p>
      <text:p text:style-name="P40">But this is an advanced topic.</text:p>
      <text:p text:style-name="P40">In summary, the key points are:</text:p>
      <text:p text:style-name="P40">- map creates a new array.</text:p>
      <text:p text:style-name="P40">- The callback is applied to each element.</text:p>
      <text:p text:style-name="P40">- Parameters of the callback: currentValue, index, array.</text:p>
      <text:p text:style-name="P40">- Does not mutate original array.</text:p>
      <text:p text:style-name="P40">- Common use cases: transforming data, extracting properties, generating JSX.</text:p>
      <text:p text:style-name="P40">- Gotchas: not returning a value, using parseInt, handling sparse arrays.</text:p>
      <text:p text:style-name="P40">- thisArg parameter and its caveats with arrow functions.</text:p>
      <text:p text:style-name="P40">I need to present this in a clear, step-by-step manner, starting with the basics and moving to more detailed points. Use examples to illustrate each point. Highlight the important aspects like non-mutation, returning a new array, and common pitfalls.</text:p>
      <text:p text:style-name="P41"><text:span text:style-name="T53">The </text:span><text:span text:style-name="Source_20_Text"><text:span text:style-name="T54">map()</text:span></text:span><text:span text:style-name="T53"> method in JavaScript is a powerful array function used to transform elements of an array into a new array. Below is a structured explanation with examples:</text:span></text:p>
      <text:h text:style-name="P42" text:outline-level="3"><text:span text:style-name="Strong_20_Emphasis"><text:span text:style-name="T55">1. Definition and Syntax</text:span></text:span></text:h>
      <text:list text:style-name="L2">
        <text:list-item>
          <text:p text:style-name="P43"><text:span text:style-name="Strong_20_Emphasis"><text:span text:style-name="T53">Purpose</text:span></text:span><text:span text:style-name="T53">: Creates a new array by applying a function to every element in the original array.</text:span></text:p>
        </text:list-item>
        <text:list-item>
          <text:p text:style-name="P43"><text:span text:style-name="Strong_20_Emphasis"><text:span text:style-name="T53">Does Not Mutate</text:span></text:span><text:span text:style-name="T53"> the original array.</text:span></text:p>
        </text:list-item>
        <text:list-item>
          <text:p text:style-name="P44"><text:span text:style-name="Strong_20_Emphasis"><text:span text:style-name="T53">Syntax</text:span></text:span><text:span text:style-name="T53">:</text:span></text:p>
          <text:p text:style-name="P45">javascript</text:p>
          <text:p text:style-name="P46"><text:soft-page-break/>Copy</text:p>
          <text:p text:style-name="P46">Download</text:p>
          <text:p text:style-name="P47"><text:span text:style-name="T56">const</text:span> newArray <text:span text:style-name="T57">=</text:span> originalArray<text:span text:style-name="T58">.</text:span><text:span text:style-name="T57">map</text:span><text:span text:style-name="T58">(</text:span><text:span text:style-name="T57">callback</text:span><text:span text:style-name="T58">(</text:span>currentValue<text:span text:style-name="T58">,</text:span> index<text:span text:style-name="T58">,</text:span> array<text:span text:style-name="T58">),</text:span> thisArg<text:span text:style-name="T58">);</text:span></text:p>
          <text:list>
            <text:list-item>
              <text:p text:style-name="P44"><text:span text:style-name="Strong_20_Emphasis"><text:span text:style-name="Source_20_Text"><text:span text:style-name="T54">callback</text:span></text:span></text:span><text:span text:style-name="T53">: Function to execute on each element.</text:span></text:p>
              <text:list>
                <text:list-item>
                  <text:p text:style-name="P44"><text:span text:style-name="Strong_20_Emphasis"><text:span text:style-name="T53">Parameters</text:span></text:span><text:span text:style-name="T53">:</text:span></text:p>
                  <text:list>
                    <text:list-item>
                      <text:p text:style-name="P43"><text:span text:style-name="Source_20_Text"><text:span text:style-name="T54">currentValue</text:span></text:span><text:span text:style-name="T53">: Current element being processed.</text:span></text:p>
                    </text:list-item>
                    <text:list-item>
                      <text:p text:style-name="P43"><text:span text:style-name="Source_20_Text"><text:span text:style-name="T54">index</text:span></text:span><text:span text:style-name="T53"> (Optional): Index of the current element.</text:span></text:p>
                    </text:list-item>
                    <text:list-item>
                      <text:p text:style-name="P43"><text:span text:style-name="Source_20_Text"><text:span text:style-name="T54">array</text:span></text:span><text:span text:style-name="T53"> (Optional): Original array being traversed.</text:span></text:p>
                    </text:list-item>
                  </text:list>
                </text:list-item>
                <text:list-item>
                  <text:p text:style-name="P43"><text:span text:style-name="Strong_20_Emphasis"><text:span text:style-name="T53">Must return a value</text:span></text:span><text:span text:style-name="T53">; otherwise, the new array will contain </text:span><text:span text:style-name="Source_20_Text"><text:span text:style-name="T54">undefined</text:span></text:span><text:span text:style-name="T53">.</text:span></text:p>
                </text:list-item>
              </text:list>
            </text:list-item>
            <text:list-item>
              <text:p text:style-name="P43"><text:span text:style-name="Strong_20_Emphasis"><text:span text:style-name="Source_20_Text"><text:span text:style-name="T54">thisArg</text:span></text:span></text:span><text:span text:style-name="T53"> (Optional): Value to use as </text:span><text:span text:style-name="Source_20_Text"><text:span text:style-name="T54">this</text:span></text:span><text:span text:style-name="T53"> when executing the callback.</text:span></text:p>
            </text:list-item>
          </text:list>
        </text:list-item>
      </text:list>
      <text:p text:style-name="P48"/>
      <text:h text:style-name="P42" text:outline-level="3"><text:span text:style-name="Strong_20_Emphasis"><text:span text:style-name="T55">2. Basic Examples</text:span></text:span></text:h>
      <text:h text:style-name="P49" text:outline-level="4"><text:span text:style-name="Strong_20_Emphasis"><text:span text:style-name="T59">Example 1: Squaring Numbers</text:span></text:span></text:h>
      <text:p text:style-name="P50">javascript</text:p>
      <text:p text:style-name="P51">Copy</text:p>
      <text:p text:style-name="P51">Download</text:p>
      <text:p text:style-name="P52"><text:span text:style-name="T56">const</text:span> numbers <text:span text:style-name="T57">=</text:span> <text:span text:style-name="T58">[</text:span><text:span text:style-name="T60">1</text:span><text:span text:style-name="T58">,</text:span> <text:span text:style-name="T60">2</text:span><text:span text:style-name="T58">,</text:span> <text:span text:style-name="T60">3</text:span><text:span text:style-name="T58">];</text:span></text:p>
      <text:p text:style-name="P52"><text:span text:style-name="T56">const</text:span> squares <text:span text:style-name="T57">=</text:span> numbers<text:span text:style-name="T58">.</text:span><text:span text:style-name="T57">map</text:span><text:span text:style-name="T58">(</text:span>num <text:span text:style-name="T57">=&gt;</text:span> num <text:span text:style-name="T57">*</text:span> num<text:span text:style-name="T58">);</text:span></text:p>
      <text:p text:style-name="P53">// Result: [1, 4, 9]</text:p>
      <text:h text:style-name="P49" text:outline-level="4"><text:span text:style-name="Strong_20_Emphasis"><text:span text:style-name="T59">Example 2: Using Index</text:span></text:span></text:h>
      <text:p text:style-name="P50">javascript</text:p>
      <text:p text:style-name="P51">Copy</text:p>
      <text:p text:style-name="P51">Download</text:p>
      <text:p text:style-name="P52"><text:span text:style-name="T56">const</text:span> result <text:span text:style-name="T57">=</text:span> numbers<text:span text:style-name="T58">.</text:span><text:span text:style-name="T57">map</text:span><text:span text:style-name="T58">((</text:span>num<text:span text:style-name="T58">,</text:span> index<text:span text:style-name="T58">)</text:span> <text:span text:style-name="T57">=&gt;</text:span> num <text:span text:style-name="T57">+</text:span> index<text:span text:style-name="T58">);</text:span></text:p>
      <text:p text:style-name="P53">// Result: [1 (1+0), 3 (2+1), 5 (3+2)]</text:p>
      <text:h text:style-name="P49" text:outline-level="4"><text:span text:style-name="Strong_20_Emphasis"><text:span text:style-name="T59">Example 3: Extracting Object Properties</text:span></text:span></text:h>
      <text:p text:style-name="P50">javascript</text:p>
      <text:p text:style-name="P51">Copy</text:p>
      <text:p text:style-name="P51">Download</text:p>
      <text:p text:style-name="P52"><text:span text:style-name="T56">const</text:span> users <text:span text:style-name="T57">=</text:span> <text:span text:style-name="T58">[{</text:span><text:span text:style-name="T61">name</text:span><text:span text:style-name="T57">:</text:span> <text:span text:style-name="T62">'Alice'</text:span><text:span text:style-name="T58">,</text:span> <text:span text:style-name="T61">age</text:span><text:span text:style-name="T57">:</text:span> <text:span text:style-name="T60">25</text:span><text:span text:style-name="T58">},</text:span> <text:span text:style-name="T58">{</text:span><text:span text:style-name="T61">name</text:span><text:span text:style-name="T57">:</text:span> <text:span text:style-name="T62">'Bob'</text:span><text:span text:style-name="T58">,</text:span> <text:span text:style-name="T61">age</text:span><text:span text:style-name="T57">:</text:span> <text:span text:style-name="T60">30</text:span><text:span text:style-name="T58">}];</text:span></text:p>
      <text:p text:style-name="P52"><text:soft-page-break/><text:span text:style-name="T56">const</text:span> names <text:span text:style-name="T57">=</text:span> users<text:span text:style-name="T58">.</text:span><text:span text:style-name="T57">map</text:span><text:span text:style-name="T58">(</text:span>user <text:span text:style-name="T57">=&gt;</text:span> user<text:span text:style-name="T58">.</text:span>name<text:span text:style-name="T58">);</text:span></text:p>
      <text:p text:style-name="P53">// Result: ['Alice', 'Bob']</text:p>
      <text:p text:style-name="P48"/>
      <text:h text:style-name="P42" text:outline-level="3"><text:span text:style-name="Strong_20_Emphasis"><text:span text:style-name="T55">3. Key Considerations</text:span></text:span></text:h>
      <text:h text:style-name="P49" text:outline-level="4"><text:span text:style-name="Strong_20_Emphasis"><text:span text:style-name="T59">a. Handling Sparse Arrays</text:span></text:span></text:h>
      <text:list text:style-name="L3">
        <text:list-item>
          <text:p text:style-name="P54">Empty slots are skipped, and the result retains them as empty:</text:p>
          <text:p text:style-name="P55">javascript</text:p>
          <text:p text:style-name="P56">Copy</text:p>
          <text:p text:style-name="P56">Download</text:p>
          <text:p text:style-name="P57"><text:span text:style-name="T56">const</text:span> sparseArray <text:span text:style-name="T57">=</text:span> <text:span text:style-name="T58">[</text:span><text:span text:style-name="T60">1</text:span><text:span text:style-name="T58">,</text:span> <text:span text:style-name="T58">,</text:span> <text:span text:style-name="T60">3</text:span><text:span text:style-name="T58">];</text:span></text:p>
          <text:p text:style-name="P57"><text:span text:style-name="T56">const</text:span> mapped <text:span text:style-name="T57">=</text:span> sparseArray<text:span text:style-name="T58">.</text:span><text:span text:style-name="T57">map</text:span><text:span text:style-name="T58">(</text:span>num <text:span text:style-name="T57">=&gt;</text:span> num <text:span text:style-name="T57">*</text:span> <text:span text:style-name="T60">2</text:span><text:span text:style-name="T58">);</text:span></text:p>
          <text:p text:style-name="P58">// Result: [2, empty, 6]</text:p>
        </text:list-item>
      </text:list>
      <text:h text:style-name="P49" text:outline-level="4"><text:span text:style-name="Strong_20_Emphasis"><text:span text:style-name="T59">b. Common Pitfalls</text:span></text:span></text:h>
      <text:list text:style-name="L4">
        <text:list-item>
          <text:p text:style-name="P59"><text:span text:style-name="Strong_20_Emphasis"><text:span text:style-name="T53">Forgetting to Return</text:span></text:span><text:span text:style-name="T53">:</text:span></text:p>
          <text:p text:style-name="P60">javascript</text:p>
          <text:p text:style-name="P61">Copy</text:p>
          <text:p text:style-name="P61">Download</text:p>
          <text:p text:style-name="P62">// ❌ Incorrect: No return in arrow function with braces</text:p>
          <text:p text:style-name="P63"><text:span text:style-name="T56">const</text:span> badMap <text:span text:style-name="T57">=</text:span> <text:span text:style-name="T58">[</text:span><text:span text:style-name="T60">1</text:span><text:span text:style-name="T58">,</text:span> <text:span text:style-name="T60">2</text:span><text:span text:style-name="T58">,</text:span> <text:span text:style-name="T60">3</text:span><text:span text:style-name="T58">].</text:span><text:span text:style-name="T57">map</text:span><text:span text:style-name="T58">(</text:span>num <text:span text:style-name="T57">=&gt;</text:span> <text:span text:style-name="T58">{</text:span> num <text:span text:style-name="T57">*</text:span> <text:span text:style-name="T60">2</text:span> <text:span text:style-name="T58">});</text:span></text:p>
          <text:p text:style-name="P62">// Result: [undefined, undefined, undefined]</text:p>
        </text:list-item>
        <text:list-item>
          <text:p text:style-name="P59"><text:span text:style-name="Strong_20_Emphasis"><text:span text:style-name="T53">Misusing </text:span></text:span><text:span text:style-name="Strong_20_Emphasis"><text:span text:style-name="Source_20_Text"><text:span text:style-name="T54">parseInt</text:span></text:span></text:span><text:span text:style-name="T53">:</text:span></text:p>
          <text:p text:style-name="P64">javascript</text:p>
          <text:p text:style-name="P65">Copy</text:p>
          <text:p text:style-name="P65">Download</text:p>
          <text:p text:style-name="P62">// ❌ Incorrect: parseInt uses index as radix</text:p>
          <text:p text:style-name="P63"><text:soft-page-break/><text:span text:style-name="T58">[</text:span><text:span text:style-name="T62">'1'</text:span><text:span text:style-name="T58">,</text:span> <text:span text:style-name="T62">'2'</text:span><text:span text:style-name="T58">,</text:span> <text:span text:style-name="T62">'3'</text:span><text:span text:style-name="T58">].</text:span><text:span text:style-name="T57">map</text:span><text:span text:style-name="T58">(</text:span>parseInt<text:span text:style-name="T58">);</text:span> <text:span text:style-name="T63">// Returns [1, NaN, NaN]</text:span></text:p>
          <text:p text:style-name="P66"/>
          <text:p text:style-name="P62">// ✅ Correct: Explicitly specify radix</text:p>
          <text:p text:style-name="P63"><text:span text:style-name="T58">[</text:span><text:span text:style-name="T62">'1'</text:span><text:span text:style-name="T58">,</text:span> <text:span text:style-name="T62">'2'</text:span><text:span text:style-name="T58">,</text:span> <text:span text:style-name="T62">'3'</text:span><text:span text:style-name="T58">].</text:span><text:span text:style-name="T57">map</text:span><text:span text:style-name="T58">(</text:span>num <text:span text:style-name="T57">=&gt;</text:span> <text:span text:style-name="T57">parseInt</text:span><text:span text:style-name="T58">(</text:span>num<text:span text:style-name="T58">,</text:span> <text:span text:style-name="T60">10</text:span><text:span text:style-name="T58">));</text:span> <text:span text:style-name="T63">// Returns [1, 2, 3]</text:span></text:p>
        </text:list-item>
      </text:list>
      <text:h text:style-name="P49" text:outline-level="4"><text:span text:style-name="Strong_20_Emphasis"><text:span text:style-name="T59">c. Using </text:span></text:span><text:span text:style-name="Strong_20_Emphasis"><text:span text:style-name="Source_20_Text"><text:span text:style-name="T54">thisArg</text:span></text:span></text:span></text:h>
      <text:list text:style-name="L5">
        <text:list-item>
          <text:p text:style-name="P67"><text:span text:style-name="T53">Useful when the callback requires a specific </text:span><text:span text:style-name="Source_20_Text"><text:span text:style-name="T54">this</text:span></text:span><text:span text:style-name="T53"> context:</text:span></text:p>
          <text:p text:style-name="P68">javascript</text:p>
          <text:p text:style-name="P69">Copy</text:p>
          <text:p text:style-name="P69">Download</text:p>
          <text:p text:style-name="P70"><text:span text:style-name="T56">const</text:span> multiplier <text:span text:style-name="T57">=</text:span> <text:span text:style-name="T58">{</text:span> <text:span text:style-name="T61">factor</text:span><text:span text:style-name="T57">:</text:span> <text:span text:style-name="T60">10</text:span> <text:span text:style-name="T58">};</text:span></text:p>
          <text:p text:style-name="P70"><text:span text:style-name="T56">const</text:span> multiplied <text:span text:style-name="T57">=</text:span> <text:span text:style-name="T58">[</text:span><text:span text:style-name="T60">1</text:span><text:span text:style-name="T58">,</text:span> <text:span text:style-name="T60">2</text:span><text:span text:style-name="T58">,</text:span> <text:span text:style-name="T60">3</text:span><text:span text:style-name="T58">].</text:span><text:span text:style-name="T57">map</text:span><text:span text:style-name="T58">(</text:span><text:span text:style-name="T56">function</text:span><text:span text:style-name="T58">(</text:span>num<text:span text:style-name="T58">)</text:span> <text:span text:style-name="T58">{</text:span></text:p>
          <text:p text:style-name="P71"><text:s text:c="2"/><text:span text:style-name="T64">return</text:span><text:span text:style-name="T65"> num </text:span><text:span text:style-name="T66">*</text:span><text:span text:style-name="T65"> </text:span><text:span text:style-name="T64">this</text:span><text:span text:style-name="T67">.</text:span><text:span text:style-name="T65">factor</text:span><text:span text:style-name="T67">;</text:span></text:p>
          <text:p text:style-name="P70"><text:span text:style-name="T58">},</text:span> multiplier<text:span text:style-name="T58">);</text:span></text:p>
          <text:p text:style-name="P72">// Result: [10, 20, 30]</text:p>
        </text:list-item>
        <text:list-item>
          <text:p text:style-name="P73"><text:span text:style-name="Strong_20_Emphasis"><text:span text:style-name="T53">Arrow functions do not bind </text:span></text:span><text:span text:style-name="Strong_20_Emphasis"><text:span text:style-name="Source_20_Text"><text:span text:style-name="T54">this</text:span></text:span></text:span><text:span text:style-name="T53">, so </text:span><text:span text:style-name="Source_20_Text"><text:span text:style-name="T54">thisArg</text:span></text:span><text:span text:style-name="T53"> won’t work with them.</text:span></text:p>
        </text:list-item>
      </text:list>
      <text:p text:style-name="P48"/>
      <text:h text:style-name="P42" text:outline-level="3"><text:span text:style-name="Strong_20_Emphasis"><text:span text:style-name="T55">4. Advanced Use Cases</text:span></text:span></text:h>
      <text:h text:style-name="P49" text:outline-level="4"><text:span text:style-name="Strong_20_Emphasis"><text:span text:style-name="T59">a. Reformatting Objects</text:span></text:span></text:h>
      <text:p text:style-name="P50">javascript</text:p>
      <text:p text:style-name="P51">Copy</text:p>
      <text:p text:style-name="P51">Download</text:p>
      <text:p text:style-name="P52"><text:span text:style-name="T56">const</text:span> kvArray <text:span text:style-name="T57">=</text:span> <text:span text:style-name="T58">[{</text:span><text:span text:style-name="T61">key</text:span><text:span text:style-name="T57">:</text:span> <text:span text:style-name="T62">'a'</text:span><text:span text:style-name="T58">,</text:span> <text:span text:style-name="T61">value</text:span><text:span text:style-name="T57">:</text:span> <text:span text:style-name="T60">1</text:span><text:span text:style-name="T58">},</text:span> <text:span text:style-name="T58">{</text:span><text:span text:style-name="T61">key</text:span><text:span text:style-name="T57">:</text:span> <text:span text:style-name="T62">'b'</text:span><text:span text:style-name="T58">,</text:span> <text:span text:style-name="T61">value</text:span><text:span text:style-name="T57">:</text:span> <text:span text:style-name="T60">2</text:span><text:span text:style-name="T58">}];</text:span></text:p>
      <text:p text:style-name="P52"><text:span text:style-name="T56">const</text:span> reformatted <text:span text:style-name="T57">=</text:span> kvArray<text:span text:style-name="T58">.</text:span><text:span text:style-name="T57">map</text:span><text:span text:style-name="T58">(({</text:span>key<text:span text:style-name="T58">,</text:span> value<text:span text:style-name="T58">})</text:span> <text:span text:style-name="T57">=&gt;</text:span> <text:span text:style-name="T58">({[</text:span>key<text:span text:style-name="T58">]</text:span><text:span text:style-name="T57">:</text:span> value<text:span text:style-name="T58">}));</text:span></text:p>
      <text:p text:style-name="P53">// Result: [{a: 1}, {b: 2}]</text:p>
      <text:h text:style-name="P49" text:outline-level="4"><text:span text:style-name="Strong_20_Emphasis"><text:span text:style-name="T59">b. Method Chaining</text:span></text:span></text:h>
      <text:p text:style-name="P50">javascript</text:p>
      <text:p text:style-name="P51"><text:soft-page-break/>Copy</text:p>
      <text:p text:style-name="P51">Download</text:p>
      <text:p text:style-name="P52"><text:span text:style-name="T56">const</text:span> numbers <text:span text:style-name="T57">=</text:span> <text:span text:style-name="T58">[</text:span><text:span text:style-name="T60">1</text:span><text:span text:style-name="T58">,</text:span> <text:span text:style-name="T60">2</text:span><text:span text:style-name="T58">,</text:span> <text:span text:style-name="T60">3</text:span><text:span text:style-name="T58">];</text:span></text:p>
      <text:p text:style-name="P52"><text:span text:style-name="T56">const</text:span> doubledAndFiltered <text:span text:style-name="T57">=</text:span> numbers</text:p>
      <text:p text:style-name="P74"><text:s text:c="2"/><text:span text:style-name="T67">.</text:span><text:span text:style-name="T66">map</text:span><text:span text:style-name="T67">(</text:span><text:span text:style-name="T65">num </text:span><text:span text:style-name="T66">=&gt;</text:span><text:span text:style-name="T65"> num </text:span><text:span text:style-name="T66">*</text:span><text:span text:style-name="T65"> </text:span><text:span text:style-name="T68">2</text:span><text:span text:style-name="T67">)</text:span><text:span text:style-name="T65"> </text:span><text:span text:style-name="T69">// [2, 4, 6]</text:span></text:p>
      <text:p text:style-name="P74"><text:s text:c="2"/><text:span text:style-name="T67">.</text:span><text:span text:style-name="T66">filter</text:span><text:span text:style-name="T67">(</text:span><text:span text:style-name="T65">num </text:span><text:span text:style-name="T66">=&gt;</text:span><text:span text:style-name="T65"> num </text:span><text:span text:style-name="T66">&gt;</text:span><text:span text:style-name="T65"> </text:span><text:span text:style-name="T68">3</text:span><text:span text:style-name="T67">);</text:span><text:span text:style-name="T65"> </text:span><text:span text:style-name="T69">// [4, 6]</text:span></text:p>
      <text:h text:style-name="P49" text:outline-level="4"><text:span text:style-name="Strong_20_Emphasis"><text:span text:style-name="T59">c. React Component Generation</text:span></text:span></text:h>
      <text:p text:style-name="P50">javascript</text:p>
      <text:p text:style-name="P51">Copy</text:p>
      <text:p text:style-name="P51">Download</text:p>
      <text:p text:style-name="P52"><text:span text:style-name="T56">const</text:span> items <text:span text:style-name="T57">=</text:span> <text:span text:style-name="T58">[</text:span><text:span text:style-name="T62">'apple'</text:span><text:span text:style-name="T58">,</text:span> <text:span text:style-name="T62">'banana'</text:span><text:span text:style-name="T58">,</text:span> <text:span text:style-name="T62">'cherry'</text:span><text:span text:style-name="T58">];</text:span></text:p>
      <text:p text:style-name="P52"><text:span text:style-name="T56">const</text:span> listItems <text:span text:style-name="T57">=</text:span> items<text:span text:style-name="T58">.</text:span><text:span text:style-name="T57">map</text:span><text:span text:style-name="T58">((</text:span>item<text:span text:style-name="T58">,</text:span> index<text:span text:style-name="T58">)</text:span> <text:span text:style-name="T57">=&gt;</text:span> <text:span text:style-name="T58">(</text:span></text:p>
      <text:p text:style-name="P74"><text:s text:c="2"/><text:span text:style-name="T66">&lt;</text:span><text:span text:style-name="T65">li key</text:span><text:span text:style-name="T66">=</text:span><text:span text:style-name="T67">{</text:span><text:span text:style-name="T65">index</text:span><text:span text:style-name="T67">}</text:span><text:span text:style-name="T66">&gt;</text:span><text:span text:style-name="T67">{</text:span><text:span text:style-name="T65">item</text:span><text:span text:style-name="T67">}</text:span><text:span text:style-name="T66">&lt;/</text:span><text:span text:style-name="T65">li</text:span><text:span text:style-name="T66">&gt;</text:span></text:p>
      <text:p text:style-name="P52"><text:span text:style-name="T58">));</text:span></text:p>
      <text:p text:style-name="P48"/>
      <text:h text:style-name="P42" text:outline-level="3"><text:span text:style-name="Strong_20_Emphasis"><text:span text:style-name="T55">5. Performance and Best Practices</text:span></text:span></text:h>
      <text:list text:style-name="L6">
        <text:list-item>
          <text:p text:style-name="P75"><text:span text:style-name="Strong_20_Emphasis"><text:span text:style-name="T53">Functional Programming</text:span></text:span><text:span text:style-name="T53">: Prefer pure functions (no side effects) in callbacks.</text:span></text:p>
        </text:list-item>
        <text:list-item>
          <text:p text:style-name="P75"><text:span text:style-name="Strong_20_Emphasis"><text:span text:style-name="T53">Immutability</text:span></text:span><text:span text:style-name="T53">: Always returns a new array; original data remains unchanged.</text:span></text:p>
        </text:list-item>
        <text:list-item>
          <text:p text:style-name="P75"><text:span text:style-name="Strong_20_Emphasis"><text:span text:style-name="T53">Alternatives</text:span></text:span><text:span text:style-name="T53">: Use </text:span><text:span text:style-name="Source_20_Text"><text:span text:style-name="T54">for</text:span></text:span><text:span text:style-name="T53"> loops or </text:span><text:span text:style-name="Source_20_Text"><text:span text:style-name="T54">forEach</text:span></text:span><text:span text:style-name="T53"> if you don’t need a new array.</text:span></text:p>
        </text:list-item>
      </text:list>
      <text:p text:style-name="P48"/>
      <text:h text:style-name="P42" text:outline-level="3"><text:span text:style-name="Strong_20_Emphasis"><text:span text:style-name="T55">Summary</text:span></text:span></text:h>
      <text:list text:style-name="L7">
        <text:list-item>
          <text:p text:style-name="P76"><text:span text:style-name="T53">Use </text:span><text:span text:style-name="Source_20_Text"><text:span text:style-name="T54">map()</text:span></text:span><text:span text:style-name="T53"> to transform data into a new array.</text:span></text:p>
        </text:list-item>
        <text:list-item>
          <text:p text:style-name="P76"><text:span text:style-name="T53">Ensure the callback </text:span><text:span text:style-name="Strong_20_Emphasis"><text:span text:style-name="T53">returns a value</text:span></text:span><text:span text:style-name="T53">.</text:span></text:p>
        </text:list-item>
        <text:list-item>
          <text:p text:style-name="P76"><text:span text:style-name="T53">Be cautious with sparse arrays and parameter usage (e.g., </text:span><text:span text:style-name="Source_20_Text"><text:span text:style-name="T54">parseInt</text:span></text:span><text:span text:style-name="T53">).</text:span></text:p>
        </text:list-item>
        <text:list-item>
          <text:p text:style-name="P76"><text:span text:style-name="T53">Chain with other methods like </text:span><text:span text:style-name="Source_20_Text"><text:span text:style-name="T54">filter()</text:span></text:span><text:span text:style-name="T53"> for complex operations.</text:span></text:p>
        </text:list-item>
      </text:list>
      <text:p text:style-name="P77">New chat</text:p>
      <text:p text:style-name="P78"/>
      <text:p text:style-name="P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gency FB" svg:font-family="'Agency FB'"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7T21:21:30.400751400</meta:creation-date>
    <dc:date>2025-05-06T16:21:15.412172500</dc:date>
    <meta:editing-duration>PT4H22M18S</meta:editing-duration>
    <meta:editing-cycles>11</meta:editing-cycles>
    <meta:generator>LibreOffice/25.2.2.2$Windows_X86_64 LibreOffice_project/7370d4be9e3cf6031a51beef54ff3bda878e3fac</meta:generator>
    <meta:document-statistic meta:table-count="0" meta:image-count="0" meta:object-count="0" meta:page-count="13" meta:paragraph-count="263" meta:word-count="2580" meta:character-count="16295" meta:non-whitespace-character-count="13927"/>
  </office:meta>
</office:document-meta>
</file>